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77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2.404cm"/>
    </style:style>
    <style:style style:name="co8" style:family="table-column">
      <style:table-column-properties fo:break-before="auto" style:column-width="3.657cm"/>
    </style:style>
    <style:style style:name="co9" style:family="table-column">
      <style:table-column-properties fo:break-before="auto" style:column-width="3.63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2.13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3.05cm"/>
    </style:style>
    <style:style style:name="co15" style:family="table-column">
      <style:table-column-properties fo:break-before="auto" style:column-width="2.859cm"/>
    </style:style>
    <style:style style:name="co16" style:family="table-column">
      <style:table-column-properties fo:break-before="auto" style:column-width="22.475cm"/>
    </style:style>
    <style:style style:name="co17" style:family="table-column">
      <style:table-column-properties fo:break-before="auto" style:column-width="14.631cm"/>
    </style:style>
    <style:style style:name="co18" style:family="table-column">
      <style:table-column-properties fo:break-before="auto" style:column-width="6.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alWorldCalibrationData-collectedUnscal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5" table:number-columns-repeated="3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Conversionfactor</text:p>
          </table:table-cell>
          <table:table-cell table:style-name="Default" office:value-type="string" calcext:value-type="string">
            <text:p>New Unit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ource</text:p>
          </table:table-cell>
          <table:table-cell/>
        </table:table-row>
        <table:table-row table:style-name="ro1">
          <table:table-cell office:value-type="string" calcext:value-type="string">
            <text:p>demand for electricity</text:p>
          </table:table-cell>
          <table:table-cell table:number-columns-repeated="10"/>
          <table:table-cell office:value-type="float" office:value="14971.79" calcext:value-type="float">
            <text:p>14971.79</text:p>
          </table:table-cell>
          <table:table-cell office:value-type="float" office:value="15196.35" calcext:value-type="float">
            <text:p>15196.35</text:p>
          </table:table-cell>
          <table:table-cell office:value-type="float" office:value="15733.18" calcext:value-type="float">
            <text:p>15733.18</text:p>
          </table:table-cell>
          <table:table-cell office:value-type="float" office:value="16292.11" calcext:value-type="float">
            <text:p>16292.11</text:p>
          </table:table-cell>
          <table:table-cell office:value-type="float" office:value="17093.14" calcext:value-type="float">
            <text:p>17093.14</text:p>
          </table:table-cell>
          <table:table-cell office:value-type="float" office:value="17763.94" calcext:value-type="float">
            <text:p>17763.94</text:p>
          </table:table-cell>
          <table:table-cell office:value-type="float" office:value="18471.24" calcext:value-type="float">
            <text:p>18471.24</text:p>
          </table:table-cell>
          <table:table-cell office:value-type="float" office:value="19357.62" calcext:value-type="float">
            <text:p>19357.62</text:p>
          </table:table-cell>
          <table:table-cell office:value-type="float" office:value="19660.04" calcext:value-type="float">
            <text:p>19660.04</text:p>
          </table:table-cell>
          <table:table-cell office:value-type="float" office:value="19561.35" calcext:value-type="float">
            <text:p>19561.35</text:p>
          </table:table-cell>
          <table:table-cell office:value-type="float" office:value="20938.06" calcext:value-type="float">
            <text:p>20938.06</text:p>
          </table:table-cell>
          <table:table-cell office:value-type="float" office:value="21654.23" calcext:value-type="float">
            <text:p>21654.23</text:p>
          </table:table-cell>
          <table:table-cell office:value-type="float" office:value="22169.89" calcext:value-type="float">
            <text:p>22169.89</text:p>
          </table:table-cell>
          <table:table-cell office:value-type="float" office:value="22808.29" calcext:value-type="float">
            <text:p>22808.29</text:p>
          </table:table-cell>
          <table:table-cell office:value-type="float" office:value="23422.83" calcext:value-type="float">
            <text:p>23422.83</text:p>
          </table:table-cell>
          <table:table-cell office:value-type="float" office:value="23660.36" calcext:value-type="float">
            <text:p>23660.36</text:p>
          </table:table-cell>
          <table:table-cell office:value-type="float" office:value="24294.39" calcext:value-type="float">
            <text:p>24294.39</text:p>
          </table:table-cell>
          <table:table-cell office:value-type="float" office:value="25026.4" calcext:value-type="float">
            <text:p>25026.4</text:p>
          </table:table-cell>
          <table:table-cell office:value-type="float" office:value="26022.01" calcext:value-type="float">
            <text:p>26022.01</text:p>
          </table:table-cell>
          <table:table-cell office:value-type="float" office:value="26365.58" calcext:value-type="float">
            <text:p>26365.58</text:p>
          </table:table-cell>
          <table:table-cell office:value-type="float" office:value="26276.91" calcext:value-type="float">
            <text:p>26276.91</text:p>
          </table:table-cell>
          <table:table-cell office:value-type="float" office:value="27834.92" calcext:value-type="float">
            <text:p>27834.92</text:p>
          </table:table-cell>
          <table:table-cell office:value-type="float" office:value="28527.76" calcext:value-type="float">
            <text:p>28527.76</text:p>
          </table:table-cell>
          <table:table-cell/>
          <table:table-cell office:value-type="string" calcext:value-type="string">
            <text:p>TW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Wh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ttps://ourworldindata.org/grapher/electricity-demand</text:p>
          </table:table-cell>
          <table:table-cell/>
        </table:table-row>
        <table:table-row table:style-name="ro1">
          <table:table-cell office:value-type="string" calcext:value-type="string">
            <text:p>Renewable Energy Output</text:p>
          </table:table-cell>
          <table:table-cell office:value-type="float" office:value="2162.87482055" calcext:value-type="float">
            <text:p>2162.87482055</text:p>
          </table:table-cell>
          <table:table-cell office:value-type="float" office:value="2213.2934299" calcext:value-type="float">
            <text:p>2213.2934299</text:p>
          </table:table-cell>
          <table:table-cell office:value-type="float" office:value="2213.6586911" calcext:value-type="float">
            <text:p>2213.6586911</text:p>
          </table:table-cell>
          <table:table-cell office:value-type="float" office:value="2347.7205465" calcext:value-type="float">
            <text:p>2347.7205465</text:p>
          </table:table-cell>
          <table:table-cell office:value-type="float" office:value="2363.9317129" calcext:value-type="float">
            <text:p>2363.9317129</text:p>
          </table:table-cell>
          <table:table-cell office:value-type="float" office:value="2492.59780576" calcext:value-type="float">
            <text:p>2492.59780576</text:p>
          </table:table-cell>
          <table:table-cell office:value-type="float" office:value="2526.94483096" calcext:value-type="float">
            <text:p>2526.94483096</text:p>
          </table:table-cell>
          <table:table-cell office:value-type="float" office:value="2574.1368718" calcext:value-type="float">
            <text:p>2574.1368718</text:p>
          </table:table-cell>
          <table:table-cell office:value-type="float" office:value="2597.861512" calcext:value-type="float">
            <text:p>2597.861512</text:p>
          </table:table-cell>
          <table:table-cell office:value-type="float" office:value="2622.7821859" calcext:value-type="float">
            <text:p>2622.7821859</text:p>
          </table:table-cell>
          <table:table-cell office:value-type="float" office:value="2653.6" calcext:value-type="float">
            <text:p>2653.6</text:p>
          </table:table-cell>
          <table:table-cell office:value-type="float" office:value="2600.55" calcext:value-type="float">
            <text:p>2600.55</text:p>
          </table:table-cell>
          <table:table-cell office:value-type="float" office:value="2655.12" calcext:value-type="float">
            <text:p>2655.12</text:p>
          </table:table-cell>
          <table:table-cell office:value-type="float" office:value="2667.83" calcext:value-type="float">
            <text:p>2667.83</text:p>
          </table:table-cell>
          <table:table-cell office:value-type="float" office:value="2884.66" calcext:value-type="float">
            <text:p>2884.66</text:p>
          </table:table-cell>
          <table:table-cell office:value-type="float" office:value="3002.84" calcext:value-type="float">
            <text:p>3002.84</text:p>
          </table:table-cell>
          <table:table-cell office:value-type="float" office:value="3139.43" calcext:value-type="float">
            <text:p>3139.43</text:p>
          </table:table-cell>
          <table:table-cell office:value-type="float" office:value="3224.01" calcext:value-type="float">
            <text:p>3224.01</text:p>
          </table:table-cell>
          <table:table-cell office:value-type="float" office:value="3462.5" calcext:value-type="float">
            <text:p>3462.5</text:p>
          </table:table-cell>
          <table:table-cell office:value-type="float" office:value="3524.62" calcext:value-type="float">
            <text:p>3524.62</text:p>
          </table:table-cell>
          <table:table-cell office:value-type="float" office:value="3789.37" calcext:value-type="float">
            <text:p>3789.37</text:p>
          </table:table-cell>
          <table:table-cell office:value-type="float" office:value="3981.49" calcext:value-type="float">
            <text:p>3981.49</text:p>
          </table:table-cell>
          <table:table-cell office:value-type="float" office:value="4269.31" calcext:value-type="float">
            <text:p>4269.31</text:p>
          </table:table-cell>
          <table:table-cell office:value-type="float" office:value="4549.47" calcext:value-type="float">
            <text:p>4549.47</text:p>
          </table:table-cell>
          <table:table-cell office:value-type="float" office:value="4778.6" calcext:value-type="float">
            <text:p>4778.6</text:p>
          </table:table-cell>
          <table:table-cell office:value-type="float" office:value="4953.28" calcext:value-type="float">
            <text:p>4953.28</text:p>
          </table:table-cell>
          <table:table-cell office:value-type="float" office:value="5285.34" calcext:value-type="float">
            <text:p>5285.34</text:p>
          </table:table-cell>
          <table:table-cell office:value-type="float" office:value="5634.91" calcext:value-type="float">
            <text:p>5634.91</text:p>
          </table:table-cell>
          <table:table-cell office:value-type="float" office:value="6010.67" calcext:value-type="float">
            <text:p>6010.67</text:p>
          </table:table-cell>
          <table:table-cell office:value-type="float" office:value="6340.81" calcext:value-type="float">
            <text:p>6340.81</text:p>
          </table:table-cell>
          <table:table-cell office:value-type="float" office:value="6779.12" calcext:value-type="float">
            <text:p>6779.12</text:p>
          </table:table-cell>
          <table:table-cell office:value-type="float" office:value="7134.03" calcext:value-type="float">
            <text:p>7134.03</text:p>
          </table:table-cell>
          <table:table-cell office:value-type="float" office:value="7755.26" calcext:value-type="float">
            <text:p>7755.26</text:p>
          </table:table-cell>
          <table:table-cell/>
          <table:table-cell office:value-type="string" calcext:value-type="string">
            <text:p>TW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Wh</text:p>
          </table:table-cell>
          <table:table-cell office:value-type="string" calcext:value-type="string">
            <text:p>world; summed solar, wind and hydro. Excludes bioenergy and nuclear</text:p>
          </table:table-cell>
          <table:table-cell office:value-type="string" calcext:value-type="string">
            <text:p>https://ourworldindata.org/grapher/electricity-prod-source-stacked</text:p>
          </table:table-cell>
          <table:table-cell/>
        </table:table-row>
        <table:table-row table:style-name="ro1">
          <table:table-cell office:value-type="string" calcext:value-type="string">
            <text:p>Secondary Fossil Energy Output</text:p>
          </table:table-cell>
          <table:table-cell office:value-type="float" office:value="7614.6292" calcext:value-type="float">
            <text:p>7614.6292</text:p>
          </table:table-cell>
          <table:table-cell office:value-type="float" office:value="7722.2179" calcext:value-type="float">
            <text:p>7722.2179</text:p>
          </table:table-cell>
          <table:table-cell office:value-type="float" office:value="7807.5196" calcext:value-type="float">
            <text:p>7807.5196</text:p>
          </table:table-cell>
          <table:table-cell office:value-type="float" office:value="7858.3298" calcext:value-type="float">
            <text:p>7858.3298</text:p>
          </table:table-cell>
          <table:table-cell office:value-type="float" office:value="8119.1229" calcext:value-type="float">
            <text:p>8119.1229</text:p>
          </table:table-cell>
          <table:table-cell office:value-type="float" office:value="8335.2589" calcext:value-type="float">
            <text:p>8335.2589</text:p>
          </table:table-cell>
          <table:table-cell office:value-type="float" office:value="8626.9507" calcext:value-type="float">
            <text:p>8626.9507</text:p>
          </table:table-cell>
          <table:table-cell office:value-type="float" office:value="8911.3345" calcext:value-type="float">
            <text:p>8911.3345</text:p>
          </table:table-cell>
          <table:table-cell office:value-type="float" office:value="9214.4557" calcext:value-type="float">
            <text:p>9214.4557</text:p>
          </table:table-cell>
          <table:table-cell office:value-type="float" office:value="9498.2689" calcext:value-type="float">
            <text:p>9498.2689</text:p>
          </table:table-cell>
          <table:table-cell office:value-type="float" office:value="9609.74" calcext:value-type="float">
            <text:p>9609.74</text:p>
          </table:table-cell>
          <table:table-cell office:value-type="float" office:value="9826.39" calcext:value-type="float">
            <text:p>9826.39</text:p>
          </table:table-cell>
          <table:table-cell office:value-type="float" office:value="10265.48" calcext:value-type="float">
            <text:p>10265.48</text:p>
          </table:table-cell>
          <table:table-cell office:value-type="float" office:value="10822.59" calcext:value-type="float">
            <text:p>10822.59</text:p>
          </table:table-cell>
          <table:table-cell office:value-type="float" office:value="11283.27" calcext:value-type="float">
            <text:p>11283.27</text:p>
          </table:table-cell>
          <table:table-cell office:value-type="float" office:value="11806.97" calcext:value-type="float">
            <text:p>11806.97</text:p>
          </table:table-cell>
          <table:table-cell office:value-type="float" office:value="12329.32" calcext:value-type="float">
            <text:p>12329.32</text:p>
          </table:table-cell>
          <table:table-cell office:value-type="float" office:value="13160.68" calcext:value-type="float">
            <text:p>13160.68</text:p>
          </table:table-cell>
          <table:table-cell office:value-type="float" office:value="13217.09" calcext:value-type="float">
            <text:p>13217.09</text:p>
          </table:table-cell>
          <table:table-cell office:value-type="float" office:value="13070.16" calcext:value-type="float">
            <text:p>13070.16</text:p>
          </table:table-cell>
          <table:table-cell office:value-type="float" office:value="14071.65" calcext:value-type="float">
            <text:p>14071.65</text:p>
          </table:table-cell>
          <table:table-cell office:value-type="float" office:value="14685.28" calcext:value-type="float">
            <text:p>14685.28</text:p>
          </table:table-cell>
          <table:table-cell office:value-type="float" office:value="15055.62" calcext:value-type="float">
            <text:p>15055.62</text:p>
          </table:table-cell>
          <table:table-cell office:value-type="float" office:value="15364.88" calcext:value-type="float">
            <text:p>15364.88</text:p>
          </table:table-cell>
          <table:table-cell office:value-type="float" office:value="15655.38" calcext:value-type="float">
            <text:p>15655.38</text:p>
          </table:table-cell>
          <table:table-cell office:value-type="float" office:value="15647.27" calcext:value-type="float">
            <text:p>15647.27</text:p>
          </table:table-cell>
          <table:table-cell office:value-type="float" office:value="15900.89" calcext:value-type="float">
            <text:p>15900.89</text:p>
          </table:table-cell>
          <table:table-cell office:value-type="float" office:value="16223.81" calcext:value-type="float">
            <text:p>16223.81</text:p>
          </table:table-cell>
          <table:table-cell office:value-type="float" office:value="16756.02" calcext:value-type="float">
            <text:p>16756.02</text:p>
          </table:table-cell>
          <table:table-cell office:value-type="float" office:value="16634.04" calcext:value-type="float">
            <text:p>16634.04</text:p>
          </table:table-cell>
          <table:table-cell office:value-type="float" office:value="16166.37" calcext:value-type="float">
            <text:p>16166.37</text:p>
          </table:table-cell>
          <table:table-cell office:value-type="float" office:value="17201.33" calcext:value-type="float">
            <text:p>17201.33</text:p>
          </table:table-cell>
          <table:table-cell office:value-type="float" office:value="17385.15" calcext:value-type="float">
            <text:p>17385.15</text:p>
          </table:table-cell>
          <table:table-cell/>
          <table:table-cell office:value-type="string" calcext:value-type="string">
            <text:p>TW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Wh</text:p>
          </table:table-cell>
          <table:table-cell office:value-type="string" calcext:value-type="string">
            <text:p>world; summed oil gas and coal</text:p>
          </table:table-cell>
          <table:table-cell office:value-type="string" calcext:value-type="string">
            <text:p>https://ourworldindata.org/grapher/electricity-prod-source-stacked</text:p>
          </table:table-cell>
          <table:table-cell/>
        </table:table-row>
        <table:table-row table:style-name="ro1">
          <table:table-cell office:value-type="string" calcext:value-type="string">
            <text:p>Total Renewable Energy Capacity</text:p>
          </table:table-cell>
          <table:table-cell table:number-columns-repeated="10"/>
          <table:table-cell office:value-type="float" office:value="800319.291" calcext:value-type="float">
            <text:p>800319.291</text:p>
          </table:table-cell>
          <table:table-cell office:value-type="float" office:value="815328.075" calcext:value-type="float">
            <text:p>815328.075</text:p>
          </table:table-cell>
          <table:table-cell office:value-type="float" office:value="835361.481" calcext:value-type="float">
            <text:p>835361.481</text:p>
          </table:table-cell>
          <table:table-cell office:value-type="float" office:value="864133.667" calcext:value-type="float">
            <text:p>864133.667</text:p>
          </table:table-cell>
          <table:table-cell office:value-type="float" office:value="896450.346" calcext:value-type="float">
            <text:p>896450.346</text:p>
          </table:table-cell>
          <table:table-cell office:value-type="float" office:value="934293.799" calcext:value-type="float">
            <text:p>934293.799</text:p>
          </table:table-cell>
          <table:table-cell office:value-type="float" office:value="974662.704" calcext:value-type="float">
            <text:p>974662.704</text:p>
          </table:table-cell>
          <table:table-cell office:value-type="float" office:value="1026633.507" calcext:value-type="float">
            <text:p>1026633.507</text:p>
          </table:table-cell>
          <table:table-cell office:value-type="float" office:value="1088231.746" calcext:value-type="float">
            <text:p>1088231.746</text:p>
          </table:table-cell>
          <table:table-cell office:value-type="float" office:value="1165593.328" calcext:value-type="float">
            <text:p>1165593.328</text:p>
          </table:table-cell>
          <table:table-cell office:value-type="float" office:value="1248464.884" calcext:value-type="float">
            <text:p>1248464.884</text:p>
          </table:table-cell>
          <table:table-cell office:value-type="float" office:value="1351393.75" calcext:value-type="float">
            <text:p>1351393.75</text:p>
          </table:table-cell>
          <table:table-cell office:value-type="float" office:value="1461784.55" calcext:value-type="float">
            <text:p>1461784.55</text:p>
          </table:table-cell>
          <table:table-cell office:value-type="float" office:value="1577832.86" calcext:value-type="float">
            <text:p>1577832.86</text:p>
          </table:table-cell>
          <table:table-cell office:value-type="float" office:value="1705841.72" calcext:value-type="float">
            <text:p>1705841.72</text:p>
          </table:table-cell>
          <table:table-cell office:value-type="float" office:value="1855597.82" calcext:value-type="float">
            <text:p>1855597.82</text:p>
          </table:table-cell>
          <table:table-cell office:value-type="float" office:value="2014045.32" calcext:value-type="float">
            <text:p>2014045.32</text:p>
          </table:table-cell>
          <table:table-cell office:value-type="float" office:value="2181319.56" calcext:value-type="float">
            <text:p>2181319.56</text:p>
          </table:table-cell>
          <table:table-cell office:value-type="float" office:value="2347562.37" calcext:value-type="float">
            <text:p>2347562.37</text:p>
          </table:table-cell>
          <table:table-cell office:value-type="float" office:value="2525170" calcext:value-type="float">
            <text:p>2525170</text:p>
          </table:table-cell>
          <table:table-cell office:value-type="float" office:value="2786162" calcext:value-type="float">
            <text:p>2786162</text:p>
          </table:table-cell>
          <table:table-cell office:value-type="float" office:value="3048422.75" calcext:value-type="float">
            <text:p>3048422.75</text:p>
          </table:table-cell>
          <table:table-cell office:value-type="float" office:value="3344537.85" calcext:value-type="float">
            <text:p>3344537.85</text:p>
          </table:table-cell>
          <table:table-cell/>
          <table:table-cell office:value-type="string" calcext:value-type="string">
            <text:p>MW</text:p>
          </table:table-cell>
          <table:table-cell table:style-name="Default" table:formula="of:=1/1000" office:value-type="float" office:value="0.001" calcext:value-type="float">
            <text:p>0.001</text:p>
          </table:table-cell>
          <table:table-cell table:style-name="Default" office:value-type="string" calcext:value-type="string">
            <text:p>GW</text:p>
          </table:table-cell>
          <table:table-cell office:value-type="string" calcext:value-type="string">
            <text:p>world; summed solar, wind and hydro </text:p>
          </table:table-cell>
          <table:table-cell office:value-type="string" calcext:value-type="string">
            <text:p>https://ourworldindata.org/grapher/installed-global-renewable-energy-capacity-by-technology</text:p>
          </table:table-cell>
          <table:table-cell/>
        </table:table-row>
        <table:table-row table:style-name="ro1">
          <table:table-cell office:value-type="string" calcext:value-type="string">
            <text:p>CO2 emissions from fossil fuels</text:p>
          </table:table-cell>
          <table:table-cell office:value-type="float" office:value="22757480000" calcext:value-type="float">
            <text:p>22757480000</text:p>
          </table:table-cell>
          <table:table-cell office:value-type="float" office:value="23244806000" calcext:value-type="float">
            <text:p>23244806000</text:p>
          </table:table-cell>
          <table:table-cell office:value-type="float" office:value="22580023000" calcext:value-type="float">
            <text:p>22580023000</text:p>
          </table:table-cell>
          <table:table-cell office:value-type="float" office:value="22812901000" calcext:value-type="float">
            <text:p>22812901000</text:p>
          </table:table-cell>
          <table:table-cell office:value-type="float" office:value="22969498000" calcext:value-type="float">
            <text:p>22969498000</text:p>
          </table:table-cell>
          <table:table-cell office:value-type="float" office:value="23458714000" calcext:value-type="float">
            <text:p>23458714000</text:p>
          </table:table-cell>
          <table:table-cell office:value-type="float" office:value="24159384000" calcext:value-type="float">
            <text:p>24159384000</text:p>
          </table:table-cell>
          <table:table-cell office:value-type="float" office:value="24302584000" calcext:value-type="float">
            <text:p>24302584000</text:p>
          </table:table-cell>
          <table:table-cell office:value-type="float" office:value="24213260000" calcext:value-type="float">
            <text:p>24213260000</text:p>
          </table:table-cell>
          <table:table-cell office:value-type="float" office:value="24732390000" calcext:value-type="float">
            <text:p>24732390000</text:p>
          </table:table-cell>
          <table:table-cell office:value-type="float" office:value="25453623000" calcext:value-type="float">
            <text:p>25453623000</text:p>
          </table:table-cell>
          <table:table-cell office:value-type="float" office:value="25668049000" calcext:value-type="float">
            <text:p>25668049000</text:p>
          </table:table-cell>
          <table:table-cell office:value-type="float" office:value="26281038000" calcext:value-type="float">
            <text:p>26281038000</text:p>
          </table:table-cell>
          <table:table-cell office:value-type="float" office:value="27651596000" calcext:value-type="float">
            <text:p>27651596000</text:p>
          </table:table-cell>
          <table:table-cell office:value-type="float" office:value="28636695000" calcext:value-type="float">
            <text:p>28636695000</text:p>
          </table:table-cell>
          <table:table-cell office:value-type="float" office:value="29614602000" calcext:value-type="float">
            <text:p>29614602000</text:p>
          </table:table-cell>
          <table:table-cell office:value-type="float" office:value="30593118000" calcext:value-type="float">
            <text:p>30593118000</text:p>
          </table:table-cell>
          <table:table-cell office:value-type="float" office:value="31506788000" calcext:value-type="float">
            <text:p>31506788000</text:p>
          </table:table-cell>
          <table:table-cell office:value-type="float" office:value="32085836000" calcext:value-type="float">
            <text:p>32085836000</text:p>
          </table:table-cell>
          <table:table-cell office:value-type="float" office:value="31564032000" calcext:value-type="float">
            <text:p>31564032000</text:p>
          </table:table-cell>
          <table:table-cell office:value-type="float" office:value="33364347000" calcext:value-type="float">
            <text:p>33364347000</text:p>
          </table:table-cell>
          <table:table-cell office:value-type="float" office:value="34487013000" calcext:value-type="float">
            <text:p>34487013000</text:p>
          </table:table-cell>
          <table:table-cell office:value-type="float" office:value="35006270000" calcext:value-type="float">
            <text:p>35006270000</text:p>
          </table:table-cell>
          <table:table-cell office:value-type="float" office:value="35319200000" calcext:value-type="float">
            <text:p>35319200000</text:p>
          </table:table-cell>
          <table:table-cell office:value-type="float" office:value="35577537000" calcext:value-type="float">
            <text:p>35577537000</text:p>
          </table:table-cell>
          <table:table-cell office:value-type="float" office:value="35558568000" calcext:value-type="float">
            <text:p>35558568000</text:p>
          </table:table-cell>
          <table:table-cell office:value-type="float" office:value="35524190000" calcext:value-type="float">
            <text:p>35524190000</text:p>
          </table:table-cell>
          <table:table-cell office:value-type="float" office:value="36096737000" calcext:value-type="float">
            <text:p>36096737000</text:p>
          </table:table-cell>
          <table:table-cell office:value-type="float" office:value="36826510000" calcext:value-type="float">
            <text:p>36826510000</text:p>
          </table:table-cell>
          <table:table-cell office:value-type="float" office:value="37082560000" calcext:value-type="float">
            <text:p>37082560000</text:p>
          </table:table-cell>
          <table:table-cell office:value-type="float" office:value="35264086000" calcext:value-type="float">
            <text:p>35264086000</text:p>
          </table:table-cell>
          <table:table-cell office:value-type="float" office:value="37123850000" calcext:value-type="float">
            <text:p>37123850000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style-name="Default" office:value-type="float" office:value="0.000001" calcext:value-type="float">
            <text:p>0.000001</text:p>
          </table:table-cell>
          <table:table-cell table:style-name="Default" office:value-type="string" calcext:value-type="string">
            <text:p>Gt</text:p>
          </table:table-cell>
          <table:table-cell office:value-type="string" calcext:value-type="string">
            <text:p>world; excluding emissions from land use changee</text:p>
          </table:table-cell>
          <table:table-cell office:value-type="string" calcext:value-type="string">
            <text:p>https://ourworldindata.org/grapher/global-co2-fossil-plus-land-use</text:p>
          </table:table-cell>
          <table:table-cell/>
        </table:table-row>
        <table:table-row table:style-name="ro1">
          <table:table-cell office:value-type="string" calcext:value-type="string">
            <text:p>SO2 emissions from fossil fuels</text:p>
          </table:table-cell>
          <table:table-cell office:value-type="float" office:value="118599772.890332" calcext:value-type="float">
            <text:p>118599772.890332</text:p>
          </table:table-cell>
          <table:table-cell table:number-columns-repeated="9"/>
          <table:table-cell office:value-type="float" office:value="95082527.140107" calcext:value-type="float">
            <text:p>95082527.140107</text:p>
          </table:table-cell>
          <table:table-cell table:number-columns-repeated="23"/>
          <table:table-cell office:value-type="string" calcext:value-type="string">
            <text:p>t</text:p>
          </table:table-cell>
          <table:table-cell table:style-name="Default" office:value-type="float" office:value="0.000001" calcext:value-type="float">
            <text:p>0.000001</text:p>
          </table:table-cell>
          <table:table-cell table:style-name="Default" office:value-type="string" calcext:value-type="string">
            <text:p>Gt</text:p>
          </table:table-cell>
          <table:table-cell office:value-type="string" calcext:value-type="string">
            <text:p>world; summed over all countries in the data </text:p>
          </table:table-cell>
          <table:table-cell office:value-type="string" calcext:value-type="string">
            <text:p>https://ourworldindata.org/grapher/so-emissions-tonnes-per-year</text:p>
          </table:table-cell>
          <table:table-cell/>
        </table:table-row>
        <table:table-row table:style-name="ro1">
          <table:table-cell office:value-type="string" calcext:value-type="string">
            <text:p>Renewable Energy Reducible Installation Costs</text:p>
          </table:table-cell>
          <table:table-cell table:number-columns-repeated="20"/>
          <table:table-cell office:value-type="float" office:value="0.0607985197709926" calcext:value-type="float">
            <text:p>0.0607985197709926</text:p>
          </table:table-cell>
          <table:table-cell office:value-type="float" office:value="0.0616797148906469" calcext:value-type="float">
            <text:p>0.0616797148906469</text:p>
          </table:table-cell>
          <table:table-cell office:value-type="float" office:value="0.0615872151684361" calcext:value-type="float">
            <text:p>0.0615872151684361</text:p>
          </table:table-cell>
          <table:table-cell office:value-type="float" office:value="0.0641077011003111" calcext:value-type="float">
            <text:p>0.0641077011003111</text:p>
          </table:table-cell>
          <table:table-cell office:value-type="float" office:value="0.0633815939714012" calcext:value-type="float">
            <text:p>0.0633815939714012</text:p>
          </table:table-cell>
          <table:table-cell office:value-type="float" office:value="0.054985481094814" calcext:value-type="float">
            <text:p>0.054985481094814</text:p>
          </table:table-cell>
          <table:table-cell office:value-type="float" office:value="0.0613601166779092" calcext:value-type="float">
            <text:p>0.0613601166779092</text:p>
          </table:table-cell>
          <table:table-cell office:value-type="float" office:value="0.0595626995117751" calcext:value-type="float">
            <text:p>0.0595626995117751</text:p>
          </table:table-cell>
          <table:table-cell office:value-type="float" office:value="0.0497036521580194" calcext:value-type="float">
            <text:p>0.0497036521580194</text:p>
          </table:table-cell>
          <table:table-cell office:value-type="float" office:value="0.0478951731440834" calcext:value-type="float">
            <text:p>0.0478951731440834</text:p>
          </table:table-cell>
          <table:table-cell office:value-type="float" office:value="0.0468238553615114" calcext:value-type="float">
            <text:p>0.0468238553615114</text:p>
          </table:table-cell>
          <table:table-cell office:value-type="float" office:value="0.0450957955278838" calcext:value-type="float">
            <text:p>0.0450957955278838</text:p>
          </table:table-cell>
          <table:table-cell table:number-columns-repeated="2"/>
          <table:table-cell office:value-type="string" calcext:value-type="string">
            <text:p>$/kW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world; average over concentrated solar, photovolt, hydro, off- and onshore wind, weighted by the installed capcity. See the renEnRedCost file</text:p>
          </table:table-cell>
          <table:table-cell office:value-type="string" calcext:value-type="string">
            <text:p>https://ourworldindata.org/grapher/levelized-cost-of-energy</text:p>
          </table:table-cell>
          <table:table-cell office:value-type="string" calcext:value-type="string">
            <text:p>https://ourworldindata.org/grapher/installed-global-renewable-energy-capacity-by-technology</text:p>
          </table:table-cell>
        </table:table-row>
        <table:table-row table:style-name="ro1">
          <table:table-cell office:value-type="string" calcext:value-type="string">
            <text:p>Primary Fossil Energy (FUEL)</text:p>
          </table:table-cell>
          <table:table-cell office:value-type="float" office:value="82768.898" calcext:value-type="float">
            <text:p>82768.898</text:p>
          </table:table-cell>
          <table:table-cell office:value-type="float" office:value="82216.201" calcext:value-type="float">
            <text:p>82216.201</text:p>
          </table:table-cell>
          <table:table-cell office:value-type="float" office:value="82748.764" calcext:value-type="float">
            <text:p>82748.764</text:p>
          </table:table-cell>
          <table:table-cell office:value-type="float" office:value="82153.709" calcext:value-type="float">
            <text:p>82153.709</text:p>
          </table:table-cell>
          <table:table-cell office:value-type="float" office:value="83533.346" calcext:value-type="float">
            <text:p>83533.346</text:p>
          </table:table-cell>
          <table:table-cell office:value-type="float" office:value="85165.627" calcext:value-type="float">
            <text:p>85165.627</text:p>
          </table:table-cell>
          <table:table-cell office:value-type="float" office:value="87552.406" calcext:value-type="float">
            <text:p>87552.406</text:p>
          </table:table-cell>
          <table:table-cell office:value-type="float" office:value="88796.155" calcext:value-type="float">
            <text:p>88796.155</text:p>
          </table:table-cell>
          <table:table-cell office:value-type="float" office:value="89903.496" calcext:value-type="float">
            <text:p>89903.496</text:p>
          </table:table-cell>
          <table:table-cell office:value-type="float" office:value="89622.659" calcext:value-type="float">
            <text:p>89622.659</text:p>
          </table:table-cell>
          <table:table-cell office:value-type="float" office:value="92653.306" calcext:value-type="float">
            <text:p>92653.306</text:p>
          </table:table-cell>
          <table:table-cell office:value-type="float" office:value="94354.384" calcext:value-type="float">
            <text:p>94354.384</text:p>
          </table:table-cell>
          <table:table-cell office:value-type="float" office:value="94760.123" calcext:value-type="float">
            <text:p>94760.123</text:p>
          </table:table-cell>
          <table:table-cell office:value-type="float" office:value="99569.533" calcext:value-type="float">
            <text:p>99569.533</text:p>
          </table:table-cell>
          <table:table-cell office:value-type="float" office:value="105241.165" calcext:value-type="float">
            <text:p>105241.165</text:p>
          </table:table-cell>
          <table:table-cell office:value-type="float" office:value="108349.211" calcext:value-type="float">
            <text:p>108349.211</text:p>
          </table:table-cell>
          <table:table-cell office:value-type="float" office:value="111465.649" calcext:value-type="float">
            <text:p>111465.649</text:p>
          </table:table-cell>
          <table:table-cell office:value-type="float" office:value="113756.134" calcext:value-type="float">
            <text:p>113756.134</text:p>
          </table:table-cell>
          <table:table-cell office:value-type="float" office:value="116579.01" calcext:value-type="float">
            <text:p>116579.01</text:p>
          </table:table-cell>
          <table:table-cell office:value-type="float" office:value="114421.114" calcext:value-type="float">
            <text:p>114421.114</text:p>
          </table:table-cell>
          <table:table-cell office:value-type="float" office:value="119541.688" calcext:value-type="float">
            <text:p>119541.688</text:p>
          </table:table-cell>
          <table:table-cell office:value-type="float" office:value="123936.212" calcext:value-type="float">
            <text:p>123936.212</text:p>
          </table:table-cell>
          <table:table-cell office:value-type="float" office:value="126392.485" calcext:value-type="float">
            <text:p>126392.485</text:p>
          </table:table-cell>
          <table:table-cell office:value-type="float" office:value="127578.901" calcext:value-type="float">
            <text:p>127578.901</text:p>
          </table:table-cell>
          <table:table-cell office:value-type="float" office:value="129291.48" calcext:value-type="float">
            <text:p>129291.48</text:p>
          </table:table-cell>
          <table:table-cell office:value-type="float" office:value="130389.098" calcext:value-type="float">
            <text:p>130389.098</text:p>
          </table:table-cell>
          <table:table-cell office:value-type="float" office:value="128455.718" calcext:value-type="float">
            <text:p>128455.718</text:p>
          </table:table-cell>
          <table:table-cell office:value-type="float" office:value="130774.808" calcext:value-type="float">
            <text:p>130774.808</text:p>
          </table:table-cell>
          <table:table-cell office:value-type="float" office:value="135832.78" calcext:value-type="float">
            <text:p>135832.78</text:p>
          </table:table-cell>
          <table:table-cell office:value-type="float" office:value="137318.956" calcext:value-type="float">
            <text:p>137318.956</text:p>
          </table:table-cell>
          <table:table-cell office:value-type="float" office:value="130561.404" calcext:value-type="float">
            <text:p>130561.404</text:p>
          </table:table-cell>
          <table:table-cell office:value-type="float" office:value="134863.769" calcext:value-type="float">
            <text:p>134863.769</text:p>
          </table:table-cell>
          <table:table-cell office:value-type="float" office:value="140183.73" calcext:value-type="float">
            <text:p>140183.73</text:p>
          </table:table-cell>
          <table:table-cell/>
          <table:table-cell office:value-type="string" calcext:value-type="string">
            <text:p>TW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Wh</text:p>
          </table:table-cell>
          <table:table-cell office:value-type="string" calcext:value-type="string">
            <text:p>world; summed over coal, oil, and gas</text:p>
          </table:table-cell>
          <table:table-cell office:value-type="string" calcext:value-type="string">
            <text:p>https://ourworldindata.org/grapher/fossil-fuel-production</text:p>
          </table:table-cell>
          <table:table-cell/>
        </table:table-row>
        <table:table-row table:style-name="ro1">
          <table:table-cell office:value-type="string" calcext:value-type="string">
            <text:p>Total Energy Output</text:p>
          </table:table-cell>
          <table:table-cell table:formula="of:=[.B4]+[.B3]" office:value-type="float" office:value="9777.50402055" calcext:value-type="float">
            <text:p>9777.50402055</text:p>
          </table:table-cell>
          <table:table-cell table:formula="of:=[.C4]+[.C3]" office:value-type="float" office:value="9935.5113299" calcext:value-type="float">
            <text:p>9935.5113299</text:p>
          </table:table-cell>
          <table:table-cell table:formula="of:=[.D4]+[.D3]" office:value-type="float" office:value="10021.1782911" calcext:value-type="float">
            <text:p>10021.1782911</text:p>
          </table:table-cell>
          <table:table-cell table:formula="of:=[.E4]+[.E3]" office:value-type="float" office:value="10206.0503465" calcext:value-type="float">
            <text:p>10206.0503465</text:p>
          </table:table-cell>
          <table:table-cell table:formula="of:=[.F4]+[.F3]" office:value-type="float" office:value="10483.0546129" calcext:value-type="float">
            <text:p>10483.0546129</text:p>
          </table:table-cell>
          <table:table-cell table:formula="of:=[.G4]+[.G3]" office:value-type="float" office:value="10827.85670576" calcext:value-type="float">
            <text:p>10827.85670576</text:p>
          </table:table-cell>
          <table:table-cell table:formula="of:=[.H4]+[.H3]" office:value-type="float" office:value="11153.89553096" calcext:value-type="float">
            <text:p>11153.89553096</text:p>
          </table:table-cell>
          <table:table-cell table:formula="of:=[.I4]+[.I3]" office:value-type="float" office:value="11485.4713718" calcext:value-type="float">
            <text:p>11485.4713718</text:p>
          </table:table-cell>
          <table:table-cell table:formula="of:=[.J4]+[.J3]" office:value-type="float" office:value="11812.317212" calcext:value-type="float">
            <text:p>11812.317212</text:p>
          </table:table-cell>
          <table:table-cell table:formula="of:=[.K4]+[.K3]" office:value-type="float" office:value="12121.0510859" calcext:value-type="float">
            <text:p>12121.0510859</text:p>
          </table:table-cell>
          <table:table-cell table:formula="of:=[.L4]+[.L3]" office:value-type="float" office:value="12263.34" calcext:value-type="float">
            <text:p>12263.34</text:p>
          </table:table-cell>
          <table:table-cell table:formula="of:=[.M4]+[.M3]" office:value-type="float" office:value="12426.94" calcext:value-type="float">
            <text:p>12426.94</text:p>
          </table:table-cell>
          <table:table-cell table:formula="of:=[.N4]+[.N3]" office:value-type="float" office:value="12920.6" calcext:value-type="float">
            <text:p>12920.6</text:p>
          </table:table-cell>
          <table:table-cell table:formula="of:=[.O4]+[.O3]" office:value-type="float" office:value="13490.42" calcext:value-type="float">
            <text:p>13490.42</text:p>
          </table:table-cell>
          <table:table-cell table:formula="of:=[.P4]+[.P3]" office:value-type="float" office:value="14167.93" calcext:value-type="float">
            <text:p>14167.93</text:p>
          </table:table-cell>
          <table:table-cell table:formula="of:=[.Q4]+[.Q3]" office:value-type="float" office:value="14809.81" calcext:value-type="float">
            <text:p>14809.81</text:p>
          </table:table-cell>
          <table:table-cell table:formula="of:=[.R4]+[.R3]" office:value-type="float" office:value="15468.75" calcext:value-type="float">
            <text:p>15468.75</text:p>
          </table:table-cell>
          <table:table-cell table:formula="of:=[.S4]+[.S3]" office:value-type="float" office:value="16384.69" calcext:value-type="float">
            <text:p>16384.69</text:p>
          </table:table-cell>
          <table:table-cell table:formula="of:=[.T4]+[.T3]" office:value-type="float" office:value="16679.59" calcext:value-type="float">
            <text:p>16679.59</text:p>
          </table:table-cell>
          <table:table-cell table:formula="of:=[.U4]+[.U3]" office:value-type="float" office:value="16594.78" calcext:value-type="float">
            <text:p>16594.78</text:p>
          </table:table-cell>
          <table:table-cell table:formula="of:=[.V4]+[.V3]" office:value-type="float" office:value="17861.02" calcext:value-type="float">
            <text:p>17861.02</text:p>
          </table:table-cell>
          <table:table-cell table:formula="of:=[.W4]+[.W3]" office:value-type="float" office:value="18666.77" calcext:value-type="float">
            <text:p>18666.77</text:p>
          </table:table-cell>
          <table:table-cell table:formula="of:=[.X4]+[.X3]" office:value-type="float" office:value="19324.93" calcext:value-type="float">
            <text:p>19324.93</text:p>
          </table:table-cell>
          <table:table-cell table:formula="of:=[.Y4]+[.Y3]" office:value-type="float" office:value="19914.35" calcext:value-type="float">
            <text:p>19914.35</text:p>
          </table:table-cell>
          <table:table-cell table:formula="of:=[.Z4]+[.Z3]" office:value-type="float" office:value="20433.98" calcext:value-type="float">
            <text:p>20433.98</text:p>
          </table:table-cell>
          <table:table-cell table:formula="of:=[.AA4]+[.AA3]" office:value-type="float" office:value="20600.55" calcext:value-type="float">
            <text:p>20600.55</text:p>
          </table:table-cell>
          <table:table-cell table:formula="of:=[.AB4]+[.AB3]" office:value-type="float" office:value="21186.23" calcext:value-type="float">
            <text:p>21186.23</text:p>
          </table:table-cell>
          <table:table-cell table:formula="of:=[.AC4]+[.AC3]" office:value-type="float" office:value="21858.72" calcext:value-type="float">
            <text:p>21858.72</text:p>
          </table:table-cell>
          <table:table-cell table:formula="of:=[.AD4]+[.AD3]" office:value-type="float" office:value="22766.69" calcext:value-type="float">
            <text:p>22766.69</text:p>
          </table:table-cell>
          <table:table-cell table:formula="of:=[.AE4]+[.AE3]" office:value-type="float" office:value="22974.85" calcext:value-type="float">
            <text:p>22974.85</text:p>
          </table:table-cell>
          <table:table-cell table:formula="of:=[.AF4]+[.AF3]" office:value-type="float" office:value="22945.49" calcext:value-type="float">
            <text:p>22945.49</text:p>
          </table:table-cell>
          <table:table-cell table:formula="of:=[.AG4]+[.AG3]" office:value-type="float" office:value="24335.36" calcext:value-type="float">
            <text:p>24335.36</text:p>
          </table:table-cell>
          <table:table-cell table:formula="of:=[.AH4]+[.AH3]" office:value-type="float" office:value="25140.41" calcext:value-type="float">
            <text:p>25140.41</text:p>
          </table:table-cell>
          <table:table-cell/>
          <table:table-cell office:value-type="string" calcext:value-type="string">
            <text:p>TW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Wh</text:p>
          </table:table-cell>
          <table:table-cell office:value-type="string" calcext:value-type="string">
            <text:p>Sum of renewable and fossil energy</text:p>
          </table:table-cell>
          <table:table-cell table:number-columns-repeated="2"/>
        </table:table-row>
        <table:table-row table:style-name="ro1" table:number-rows-repeated="1048565">
          <table:table-cell table:number-columns-repeated="41"/>
        </table:table-row>
        <table:table-row table:style-name="ro1">
          <table:table-cell table:number-columns-repeated="41"/>
        </table:table-row>
      </table:table>
      <table:table table:name="realWorldCalibrationData-scaled" table:style-name="ta1">
        <office:forms form:automatic-focus="false" form:apply-design-mode="false"/>
        <table:table-column table:style-name="co18" table:default-cell-style-name="Default"/>
        <table:table-column table:style-name="co12" table:number-columns-repeated="33" table:default-cell-style-name="Default"/>
        <table:table-row table:style-name="ro1">
          <table:table-cell table:formula="of:=[$'realWorldCalibrationData-collectedUnscaled'.A1]" office:value-type="string" office:string-value="Year" calcext:value-type="string">
            <text:p>Year</text:p>
          </table:table-cell>
          <table:table-cell table:formula="of:=[$'realWorldCalibrationData-collectedUnscaled'.B1]" office:value-type="float" office:value="1990" calcext:value-type="float">
            <text:p>1990</text:p>
          </table:table-cell>
          <table:table-cell table:formula="of:=[$'realWorldCalibrationData-collectedUnscaled'.C1]" office:value-type="float" office:value="1991" calcext:value-type="float">
            <text:p>1991</text:p>
          </table:table-cell>
          <table:table-cell table:formula="of:=[$'realWorldCalibrationData-collectedUnscaled'.D1]" office:value-type="float" office:value="1992" calcext:value-type="float">
            <text:p>1992</text:p>
          </table:table-cell>
          <table:table-cell table:formula="of:=[$'realWorldCalibrationData-collectedUnscaled'.E1]" office:value-type="float" office:value="1993" calcext:value-type="float">
            <text:p>1993</text:p>
          </table:table-cell>
          <table:table-cell table:formula="of:=[$'realWorldCalibrationData-collectedUnscaled'.F1]" office:value-type="float" office:value="1994" calcext:value-type="float">
            <text:p>1994</text:p>
          </table:table-cell>
          <table:table-cell table:formula="of:=[$'realWorldCalibrationData-collectedUnscaled'.G1]" office:value-type="float" office:value="1995" calcext:value-type="float">
            <text:p>1995</text:p>
          </table:table-cell>
          <table:table-cell table:formula="of:=[$'realWorldCalibrationData-collectedUnscaled'.H1]" office:value-type="float" office:value="1996" calcext:value-type="float">
            <text:p>1996</text:p>
          </table:table-cell>
          <table:table-cell table:formula="of:=[$'realWorldCalibrationData-collectedUnscaled'.I1]" office:value-type="float" office:value="1997" calcext:value-type="float">
            <text:p>1997</text:p>
          </table:table-cell>
          <table:table-cell table:formula="of:=[$'realWorldCalibrationData-collectedUnscaled'.J1]" office:value-type="float" office:value="1998" calcext:value-type="float">
            <text:p>1998</text:p>
          </table:table-cell>
          <table:table-cell table:formula="of:=[$'realWorldCalibrationData-collectedUnscaled'.K1]" office:value-type="float" office:value="1999" calcext:value-type="float">
            <text:p>1999</text:p>
          </table:table-cell>
          <table:table-cell table:formula="of:=[$'realWorldCalibrationData-collectedUnscaled'.L1]" office:value-type="float" office:value="2000" calcext:value-type="float">
            <text:p>2000</text:p>
          </table:table-cell>
          <table:table-cell table:formula="of:=[$'realWorldCalibrationData-collectedUnscaled'.M1]" office:value-type="float" office:value="2001" calcext:value-type="float">
            <text:p>2001</text:p>
          </table:table-cell>
          <table:table-cell table:formula="of:=[$'realWorldCalibrationData-collectedUnscaled'.N1]" office:value-type="float" office:value="2002" calcext:value-type="float">
            <text:p>2002</text:p>
          </table:table-cell>
          <table:table-cell table:formula="of:=[$'realWorldCalibrationData-collectedUnscaled'.O1]" office:value-type="float" office:value="2003" calcext:value-type="float">
            <text:p>2003</text:p>
          </table:table-cell>
          <table:table-cell table:formula="of:=[$'realWorldCalibrationData-collectedUnscaled'.P1]" office:value-type="float" office:value="2004" calcext:value-type="float">
            <text:p>2004</text:p>
          </table:table-cell>
          <table:table-cell table:formula="of:=[$'realWorldCalibrationData-collectedUnscaled'.Q1]" office:value-type="float" office:value="2005" calcext:value-type="float">
            <text:p>2005</text:p>
          </table:table-cell>
          <table:table-cell table:formula="of:=[$'realWorldCalibrationData-collectedUnscaled'.R1]" office:value-type="float" office:value="2006" calcext:value-type="float">
            <text:p>2006</text:p>
          </table:table-cell>
          <table:table-cell table:formula="of:=[$'realWorldCalibrationData-collectedUnscaled'.S1]" office:value-type="float" office:value="2007" calcext:value-type="float">
            <text:p>2007</text:p>
          </table:table-cell>
          <table:table-cell table:formula="of:=[$'realWorldCalibrationData-collectedUnscaled'.T1]" office:value-type="float" office:value="2008" calcext:value-type="float">
            <text:p>2008</text:p>
          </table:table-cell>
          <table:table-cell table:formula="of:=[$'realWorldCalibrationData-collectedUnscaled'.U1]" office:value-type="float" office:value="2009" calcext:value-type="float">
            <text:p>2009</text:p>
          </table:table-cell>
          <table:table-cell table:formula="of:=[$'realWorldCalibrationData-collectedUnscaled'.V1]" office:value-type="float" office:value="2010" calcext:value-type="float">
            <text:p>2010</text:p>
          </table:table-cell>
          <table:table-cell table:formula="of:=[$'realWorldCalibrationData-collectedUnscaled'.W1]" office:value-type="float" office:value="2011" calcext:value-type="float">
            <text:p>2011</text:p>
          </table:table-cell>
          <table:table-cell table:formula="of:=[$'realWorldCalibrationData-collectedUnscaled'.X1]" office:value-type="float" office:value="2012" calcext:value-type="float">
            <text:p>2012</text:p>
          </table:table-cell>
          <table:table-cell table:formula="of:=[$'realWorldCalibrationData-collectedUnscaled'.Y1]" office:value-type="float" office:value="2013" calcext:value-type="float">
            <text:p>2013</text:p>
          </table:table-cell>
          <table:table-cell table:formula="of:=[$'realWorldCalibrationData-collectedUnscaled'.Z1]" office:value-type="float" office:value="2014" calcext:value-type="float">
            <text:p>2014</text:p>
          </table:table-cell>
          <table:table-cell table:formula="of:=[$'realWorldCalibrationData-collectedUnscaled'.AA1]" office:value-type="float" office:value="2015" calcext:value-type="float">
            <text:p>2015</text:p>
          </table:table-cell>
          <table:table-cell table:formula="of:=[$'realWorldCalibrationData-collectedUnscaled'.AB1]" office:value-type="float" office:value="2016" calcext:value-type="float">
            <text:p>2016</text:p>
          </table:table-cell>
          <table:table-cell table:formula="of:=[$'realWorldCalibrationData-collectedUnscaled'.AC1]" office:value-type="float" office:value="2017" calcext:value-type="float">
            <text:p>2017</text:p>
          </table:table-cell>
          <table:table-cell table:formula="of:=[$'realWorldCalibrationData-collectedUnscaled'.AD1]" office:value-type="float" office:value="2018" calcext:value-type="float">
            <text:p>2018</text:p>
          </table:table-cell>
          <table:table-cell table:formula="of:=[$'realWorldCalibrationData-collectedUnscaled'.AE1]" office:value-type="float" office:value="2019" calcext:value-type="float">
            <text:p>2019</text:p>
          </table:table-cell>
          <table:table-cell table:formula="of:=[$'realWorldCalibrationData-collectedUnscaled'.AF1]" office:value-type="float" office:value="2020" calcext:value-type="float">
            <text:p>2020</text:p>
          </table:table-cell>
          <table:table-cell table:formula="of:=[$'realWorldCalibrationData-collectedUnscaled'.AG1]" office:value-type="float" office:value="2021" calcext:value-type="float">
            <text:p>2021</text:p>
          </table:table-cell>
          <table:table-cell table:formula="of:=[$'realWorldCalibrationData-collectedUnscaled'.AH1]" office:value-type="float" office:value="2022" calcext:value-type="float">
            <text:p>2022</text:p>
          </table:table-cell>
        </table:table-row>
        <table:table-row table:style-name="ro1">
          <table:table-cell table:formula="of:=[$'realWorldCalibrationData-collectedUnscaled'.A2]" office:value-type="string" office:string-value="demand for electricity" calcext:value-type="string">
            <text:p>demand for electricity</text:p>
          </table:table-cell>
          <table:table-cell table:formula="of:=IF([$'realWorldCalibrationData-collectedUnscaled'.B2];[$'realWorldCalibrationData-collectedUnscaled'.B2]*[$'realWorldCalibrationData-collectedUnscaled'.$AK2];&quot;&quot;)">
            <text:p/>
          </table:table-cell>
          <table:table-cell table:formula="of:=IF([$'realWorldCalibrationData-collectedUnscaled'.C2];[$'realWorldCalibrationData-collectedUnscaled'.C2]*[$'realWorldCalibrationData-collectedUnscaled'.$AK2];&quot;&quot;)">
            <text:p/>
          </table:table-cell>
          <table:table-cell table:formula="of:=IF([$'realWorldCalibrationData-collectedUnscaled'.D2];[$'realWorldCalibrationData-collectedUnscaled'.D2]*[$'realWorldCalibrationData-collectedUnscaled'.$AK2];&quot;&quot;)">
            <text:p/>
          </table:table-cell>
          <table:table-cell table:formula="of:=IF([$'realWorldCalibrationData-collectedUnscaled'.E2];[$'realWorldCalibrationData-collectedUnscaled'.E2]*[$'realWorldCalibrationData-collectedUnscaled'.$AK2];&quot;&quot;)">
            <text:p/>
          </table:table-cell>
          <table:table-cell table:formula="of:=IF([$'realWorldCalibrationData-collectedUnscaled'.F2];[$'realWorldCalibrationData-collectedUnscaled'.F2]*[$'realWorldCalibrationData-collectedUnscaled'.$AK2];&quot;&quot;)">
            <text:p/>
          </table:table-cell>
          <table:table-cell table:formula="of:=IF([$'realWorldCalibrationData-collectedUnscaled'.G2];[$'realWorldCalibrationData-collectedUnscaled'.G2]*[$'realWorldCalibrationData-collectedUnscaled'.$AK2];&quot;&quot;)">
            <text:p/>
          </table:table-cell>
          <table:table-cell table:formula="of:=IF([$'realWorldCalibrationData-collectedUnscaled'.H2];[$'realWorldCalibrationData-collectedUnscaled'.H2]*[$'realWorldCalibrationData-collectedUnscaled'.$AK2];&quot;&quot;)">
            <text:p/>
          </table:table-cell>
          <table:table-cell table:formula="of:=IF([$'realWorldCalibrationData-collectedUnscaled'.I2];[$'realWorldCalibrationData-collectedUnscaled'.I2]*[$'realWorldCalibrationData-collectedUnscaled'.$AK2];&quot;&quot;)">
            <text:p/>
          </table:table-cell>
          <table:table-cell table:formula="of:=IF([$'realWorldCalibrationData-collectedUnscaled'.J2];[$'realWorldCalibrationData-collectedUnscaled'.J2]*[$'realWorldCalibrationData-collectedUnscaled'.$AK2];&quot;&quot;)">
            <text:p/>
          </table:table-cell>
          <table:table-cell table:formula="of:=IF([$'realWorldCalibrationData-collectedUnscaled'.K2];[$'realWorldCalibrationData-collectedUnscaled'.K2]*[$'realWorldCalibrationData-collectedUnscaled'.$AK2];&quot;&quot;)">
            <text:p/>
          </table:table-cell>
          <table:table-cell table:formula="of:=IF([$'realWorldCalibrationData-collectedUnscaled'.L2];[$'realWorldCalibrationData-collectedUnscaled'.L2]*[$'realWorldCalibrationData-collectedUnscaled'.$AK2];&quot;&quot;)" office:value-type="float" office:value="14971.79" calcext:value-type="float">
            <text:p>14971.79</text:p>
          </table:table-cell>
          <table:table-cell table:formula="of:=IF([$'realWorldCalibrationData-collectedUnscaled'.M2];[$'realWorldCalibrationData-collectedUnscaled'.M2]*[$'realWorldCalibrationData-collectedUnscaled'.$AK2];&quot;&quot;)" office:value-type="float" office:value="15196.35" calcext:value-type="float">
            <text:p>15196.35</text:p>
          </table:table-cell>
          <table:table-cell table:formula="of:=IF([$'realWorldCalibrationData-collectedUnscaled'.N2];[$'realWorldCalibrationData-collectedUnscaled'.N2]*[$'realWorldCalibrationData-collectedUnscaled'.$AK2];&quot;&quot;)" office:value-type="float" office:value="15733.18" calcext:value-type="float">
            <text:p>15733.18</text:p>
          </table:table-cell>
          <table:table-cell table:formula="of:=IF([$'realWorldCalibrationData-collectedUnscaled'.O2];[$'realWorldCalibrationData-collectedUnscaled'.O2]*[$'realWorldCalibrationData-collectedUnscaled'.$AK2];&quot;&quot;)" office:value-type="float" office:value="16292.11" calcext:value-type="float">
            <text:p>16292.11</text:p>
          </table:table-cell>
          <table:table-cell table:formula="of:=IF([$'realWorldCalibrationData-collectedUnscaled'.P2];[$'realWorldCalibrationData-collectedUnscaled'.P2]*[$'realWorldCalibrationData-collectedUnscaled'.$AK2];&quot;&quot;)" office:value-type="float" office:value="17093.14" calcext:value-type="float">
            <text:p>17093.14</text:p>
          </table:table-cell>
          <table:table-cell table:formula="of:=IF([$'realWorldCalibrationData-collectedUnscaled'.Q2];[$'realWorldCalibrationData-collectedUnscaled'.Q2]*[$'realWorldCalibrationData-collectedUnscaled'.$AK2];&quot;&quot;)" office:value-type="float" office:value="17763.94" calcext:value-type="float">
            <text:p>17763.94</text:p>
          </table:table-cell>
          <table:table-cell table:formula="of:=IF([$'realWorldCalibrationData-collectedUnscaled'.R2];[$'realWorldCalibrationData-collectedUnscaled'.R2]*[$'realWorldCalibrationData-collectedUnscaled'.$AK2];&quot;&quot;)" office:value-type="float" office:value="18471.24" calcext:value-type="float">
            <text:p>18471.24</text:p>
          </table:table-cell>
          <table:table-cell table:formula="of:=IF([$'realWorldCalibrationData-collectedUnscaled'.S2];[$'realWorldCalibrationData-collectedUnscaled'.S2]*[$'realWorldCalibrationData-collectedUnscaled'.$AK2];&quot;&quot;)" office:value-type="float" office:value="19357.62" calcext:value-type="float">
            <text:p>19357.62</text:p>
          </table:table-cell>
          <table:table-cell table:formula="of:=IF([$'realWorldCalibrationData-collectedUnscaled'.T2];[$'realWorldCalibrationData-collectedUnscaled'.T2]*[$'realWorldCalibrationData-collectedUnscaled'.$AK2];&quot;&quot;)" office:value-type="float" office:value="19660.04" calcext:value-type="float">
            <text:p>19660.04</text:p>
          </table:table-cell>
          <table:table-cell table:formula="of:=IF([$'realWorldCalibrationData-collectedUnscaled'.U2];[$'realWorldCalibrationData-collectedUnscaled'.U2]*[$'realWorldCalibrationData-collectedUnscaled'.$AK2];&quot;&quot;)" office:value-type="float" office:value="19561.35" calcext:value-type="float">
            <text:p>19561.35</text:p>
          </table:table-cell>
          <table:table-cell table:formula="of:=IF([$'realWorldCalibrationData-collectedUnscaled'.V2];[$'realWorldCalibrationData-collectedUnscaled'.V2]*[$'realWorldCalibrationData-collectedUnscaled'.$AK2];&quot;&quot;)" office:value-type="float" office:value="20938.06" calcext:value-type="float">
            <text:p>20938.06</text:p>
          </table:table-cell>
          <table:table-cell table:formula="of:=IF([$'realWorldCalibrationData-collectedUnscaled'.W2];[$'realWorldCalibrationData-collectedUnscaled'.W2]*[$'realWorldCalibrationData-collectedUnscaled'.$AK2];&quot;&quot;)" office:value-type="float" office:value="21654.23" calcext:value-type="float">
            <text:p>21654.23</text:p>
          </table:table-cell>
          <table:table-cell table:formula="of:=IF([$'realWorldCalibrationData-collectedUnscaled'.X2];[$'realWorldCalibrationData-collectedUnscaled'.X2]*[$'realWorldCalibrationData-collectedUnscaled'.$AK2];&quot;&quot;)" office:value-type="float" office:value="22169.89" calcext:value-type="float">
            <text:p>22169.89</text:p>
          </table:table-cell>
          <table:table-cell table:formula="of:=IF([$'realWorldCalibrationData-collectedUnscaled'.Y2];[$'realWorldCalibrationData-collectedUnscaled'.Y2]*[$'realWorldCalibrationData-collectedUnscaled'.$AK2];&quot;&quot;)" office:value-type="float" office:value="22808.29" calcext:value-type="float">
            <text:p>22808.29</text:p>
          </table:table-cell>
          <table:table-cell table:formula="of:=IF([$'realWorldCalibrationData-collectedUnscaled'.Z2];[$'realWorldCalibrationData-collectedUnscaled'.Z2]*[$'realWorldCalibrationData-collectedUnscaled'.$AK2];&quot;&quot;)" office:value-type="float" office:value="23422.83" calcext:value-type="float">
            <text:p>23422.83</text:p>
          </table:table-cell>
          <table:table-cell table:formula="of:=IF([$'realWorldCalibrationData-collectedUnscaled'.AA2];[$'realWorldCalibrationData-collectedUnscaled'.AA2]*[$'realWorldCalibrationData-collectedUnscaled'.$AK2];&quot;&quot;)" office:value-type="float" office:value="23660.36" calcext:value-type="float">
            <text:p>23660.36</text:p>
          </table:table-cell>
          <table:table-cell table:formula="of:=IF([$'realWorldCalibrationData-collectedUnscaled'.AB2];[$'realWorldCalibrationData-collectedUnscaled'.AB2]*[$'realWorldCalibrationData-collectedUnscaled'.$AK2];&quot;&quot;)" office:value-type="float" office:value="24294.39" calcext:value-type="float">
            <text:p>24294.39</text:p>
          </table:table-cell>
          <table:table-cell table:formula="of:=IF([$'realWorldCalibrationData-collectedUnscaled'.AC2];[$'realWorldCalibrationData-collectedUnscaled'.AC2]*[$'realWorldCalibrationData-collectedUnscaled'.$AK2];&quot;&quot;)" office:value-type="float" office:value="25026.4" calcext:value-type="float">
            <text:p>25026.4</text:p>
          </table:table-cell>
          <table:table-cell table:formula="of:=IF([$'realWorldCalibrationData-collectedUnscaled'.AD2];[$'realWorldCalibrationData-collectedUnscaled'.AD2]*[$'realWorldCalibrationData-collectedUnscaled'.$AK2];&quot;&quot;)" office:value-type="float" office:value="26022.01" calcext:value-type="float">
            <text:p>26022.01</text:p>
          </table:table-cell>
          <table:table-cell table:formula="of:=IF([$'realWorldCalibrationData-collectedUnscaled'.AE2];[$'realWorldCalibrationData-collectedUnscaled'.AE2]*[$'realWorldCalibrationData-collectedUnscaled'.$AK2];&quot;&quot;)" office:value-type="float" office:value="26365.58" calcext:value-type="float">
            <text:p>26365.58</text:p>
          </table:table-cell>
          <table:table-cell table:formula="of:=IF([$'realWorldCalibrationData-collectedUnscaled'.AF2];[$'realWorldCalibrationData-collectedUnscaled'.AF2]*[$'realWorldCalibrationData-collectedUnscaled'.$AK2];&quot;&quot;)" office:value-type="float" office:value="26276.91" calcext:value-type="float">
            <text:p>26276.91</text:p>
          </table:table-cell>
          <table:table-cell table:formula="of:=IF([$'realWorldCalibrationData-collectedUnscaled'.AG2];[$'realWorldCalibrationData-collectedUnscaled'.AG2]*[$'realWorldCalibrationData-collectedUnscaled'.$AK2];&quot;&quot;)" office:value-type="float" office:value="27834.92" calcext:value-type="float">
            <text:p>27834.92</text:p>
          </table:table-cell>
          <table:table-cell table:formula="of:=IF([$'realWorldCalibrationData-collectedUnscaled'.AH2];[$'realWorldCalibrationData-collectedUnscaled'.AH2]*[$'realWorldCalibrationData-collectedUnscaled'.$AK2];&quot;&quot;)" office:value-type="float" office:value="28527.76" calcext:value-type="float">
            <text:p>28527.76</text:p>
          </table:table-cell>
        </table:table-row>
        <table:table-row table:style-name="ro1">
          <table:table-cell table:formula="of:=[$'realWorldCalibrationData-collectedUnscaled'.A3]" office:value-type="string" office:string-value="Renewable Energy Output" calcext:value-type="string">
            <text:p>Renewable Energy Output</text:p>
          </table:table-cell>
          <table:table-cell table:formula="of:=IF([$'realWorldCalibrationData-collectedUnscaled'.B3];[$'realWorldCalibrationData-collectedUnscaled'.B3]*[$'realWorldCalibrationData-collectedUnscaled'.$AK3];&quot;&quot;)" office:value-type="float" office:value="2162.87482055" calcext:value-type="float">
            <text:p>2162.87482055</text:p>
          </table:table-cell>
          <table:table-cell table:formula="of:=IF([$'realWorldCalibrationData-collectedUnscaled'.C3];[$'realWorldCalibrationData-collectedUnscaled'.C3]*[$'realWorldCalibrationData-collectedUnscaled'.$AK3];&quot;&quot;)" office:value-type="float" office:value="2213.2934299" calcext:value-type="float">
            <text:p>2213.2934299</text:p>
          </table:table-cell>
          <table:table-cell table:formula="of:=IF([$'realWorldCalibrationData-collectedUnscaled'.D3];[$'realWorldCalibrationData-collectedUnscaled'.D3]*[$'realWorldCalibrationData-collectedUnscaled'.$AK3];&quot;&quot;)" office:value-type="float" office:value="2213.6586911" calcext:value-type="float">
            <text:p>2213.6586911</text:p>
          </table:table-cell>
          <table:table-cell table:formula="of:=IF([$'realWorldCalibrationData-collectedUnscaled'.E3];[$'realWorldCalibrationData-collectedUnscaled'.E3]*[$'realWorldCalibrationData-collectedUnscaled'.$AK3];&quot;&quot;)" office:value-type="float" office:value="2347.7205465" calcext:value-type="float">
            <text:p>2347.7205465</text:p>
          </table:table-cell>
          <table:table-cell table:formula="of:=IF([$'realWorldCalibrationData-collectedUnscaled'.F3];[$'realWorldCalibrationData-collectedUnscaled'.F3]*[$'realWorldCalibrationData-collectedUnscaled'.$AK3];&quot;&quot;)" office:value-type="float" office:value="2363.9317129" calcext:value-type="float">
            <text:p>2363.9317129</text:p>
          </table:table-cell>
          <table:table-cell table:formula="of:=IF([$'realWorldCalibrationData-collectedUnscaled'.G3];[$'realWorldCalibrationData-collectedUnscaled'.G3]*[$'realWorldCalibrationData-collectedUnscaled'.$AK3];&quot;&quot;)" office:value-type="float" office:value="2492.59780576" calcext:value-type="float">
            <text:p>2492.59780576</text:p>
          </table:table-cell>
          <table:table-cell table:formula="of:=IF([$'realWorldCalibrationData-collectedUnscaled'.H3];[$'realWorldCalibrationData-collectedUnscaled'.H3]*[$'realWorldCalibrationData-collectedUnscaled'.$AK3];&quot;&quot;)" office:value-type="float" office:value="2526.94483096" calcext:value-type="float">
            <text:p>2526.94483096</text:p>
          </table:table-cell>
          <table:table-cell table:formula="of:=IF([$'realWorldCalibrationData-collectedUnscaled'.I3];[$'realWorldCalibrationData-collectedUnscaled'.I3]*[$'realWorldCalibrationData-collectedUnscaled'.$AK3];&quot;&quot;)" office:value-type="float" office:value="2574.1368718" calcext:value-type="float">
            <text:p>2574.1368718</text:p>
          </table:table-cell>
          <table:table-cell table:formula="of:=IF([$'realWorldCalibrationData-collectedUnscaled'.J3];[$'realWorldCalibrationData-collectedUnscaled'.J3]*[$'realWorldCalibrationData-collectedUnscaled'.$AK3];&quot;&quot;)" office:value-type="float" office:value="2597.861512" calcext:value-type="float">
            <text:p>2597.861512</text:p>
          </table:table-cell>
          <table:table-cell table:formula="of:=IF([$'realWorldCalibrationData-collectedUnscaled'.K3];[$'realWorldCalibrationData-collectedUnscaled'.K3]*[$'realWorldCalibrationData-collectedUnscaled'.$AK3];&quot;&quot;)" office:value-type="float" office:value="2622.7821859" calcext:value-type="float">
            <text:p>2622.7821859</text:p>
          </table:table-cell>
          <table:table-cell table:formula="of:=IF([$'realWorldCalibrationData-collectedUnscaled'.L3];[$'realWorldCalibrationData-collectedUnscaled'.L3]*[$'realWorldCalibrationData-collectedUnscaled'.$AK3];&quot;&quot;)" office:value-type="float" office:value="2653.6" calcext:value-type="float">
            <text:p>2653.6</text:p>
          </table:table-cell>
          <table:table-cell table:formula="of:=IF([$'realWorldCalibrationData-collectedUnscaled'.M3];[$'realWorldCalibrationData-collectedUnscaled'.M3]*[$'realWorldCalibrationData-collectedUnscaled'.$AK3];&quot;&quot;)" office:value-type="float" office:value="2600.55" calcext:value-type="float">
            <text:p>2600.55</text:p>
          </table:table-cell>
          <table:table-cell table:formula="of:=IF([$'realWorldCalibrationData-collectedUnscaled'.N3];[$'realWorldCalibrationData-collectedUnscaled'.N3]*[$'realWorldCalibrationData-collectedUnscaled'.$AK3];&quot;&quot;)" office:value-type="float" office:value="2655.12" calcext:value-type="float">
            <text:p>2655.12</text:p>
          </table:table-cell>
          <table:table-cell table:formula="of:=IF([$'realWorldCalibrationData-collectedUnscaled'.O3];[$'realWorldCalibrationData-collectedUnscaled'.O3]*[$'realWorldCalibrationData-collectedUnscaled'.$AK3];&quot;&quot;)" office:value-type="float" office:value="2667.83" calcext:value-type="float">
            <text:p>2667.83</text:p>
          </table:table-cell>
          <table:table-cell table:formula="of:=IF([$'realWorldCalibrationData-collectedUnscaled'.P3];[$'realWorldCalibrationData-collectedUnscaled'.P3]*[$'realWorldCalibrationData-collectedUnscaled'.$AK3];&quot;&quot;)" office:value-type="float" office:value="2884.66" calcext:value-type="float">
            <text:p>2884.66</text:p>
          </table:table-cell>
          <table:table-cell table:formula="of:=IF([$'realWorldCalibrationData-collectedUnscaled'.Q3];[$'realWorldCalibrationData-collectedUnscaled'.Q3]*[$'realWorldCalibrationData-collectedUnscaled'.$AK3];&quot;&quot;)" office:value-type="float" office:value="3002.84" calcext:value-type="float">
            <text:p>3002.84</text:p>
          </table:table-cell>
          <table:table-cell table:formula="of:=IF([$'realWorldCalibrationData-collectedUnscaled'.R3];[$'realWorldCalibrationData-collectedUnscaled'.R3]*[$'realWorldCalibrationData-collectedUnscaled'.$AK3];&quot;&quot;)" office:value-type="float" office:value="3139.43" calcext:value-type="float">
            <text:p>3139.43</text:p>
          </table:table-cell>
          <table:table-cell table:formula="of:=IF([$'realWorldCalibrationData-collectedUnscaled'.S3];[$'realWorldCalibrationData-collectedUnscaled'.S3]*[$'realWorldCalibrationData-collectedUnscaled'.$AK3];&quot;&quot;)" office:value-type="float" office:value="3224.01" calcext:value-type="float">
            <text:p>3224.01</text:p>
          </table:table-cell>
          <table:table-cell table:formula="of:=IF([$'realWorldCalibrationData-collectedUnscaled'.T3];[$'realWorldCalibrationData-collectedUnscaled'.T3]*[$'realWorldCalibrationData-collectedUnscaled'.$AK3];&quot;&quot;)" office:value-type="float" office:value="3462.5" calcext:value-type="float">
            <text:p>3462.5</text:p>
          </table:table-cell>
          <table:table-cell table:formula="of:=IF([$'realWorldCalibrationData-collectedUnscaled'.U3];[$'realWorldCalibrationData-collectedUnscaled'.U3]*[$'realWorldCalibrationData-collectedUnscaled'.$AK3];&quot;&quot;)" office:value-type="float" office:value="3524.62" calcext:value-type="float">
            <text:p>3524.62</text:p>
          </table:table-cell>
          <table:table-cell table:formula="of:=IF([$'realWorldCalibrationData-collectedUnscaled'.V3];[$'realWorldCalibrationData-collectedUnscaled'.V3]*[$'realWorldCalibrationData-collectedUnscaled'.$AK3];&quot;&quot;)" office:value-type="float" office:value="3789.37" calcext:value-type="float">
            <text:p>3789.37</text:p>
          </table:table-cell>
          <table:table-cell table:formula="of:=IF([$'realWorldCalibrationData-collectedUnscaled'.W3];[$'realWorldCalibrationData-collectedUnscaled'.W3]*[$'realWorldCalibrationData-collectedUnscaled'.$AK3];&quot;&quot;)" office:value-type="float" office:value="3981.49" calcext:value-type="float">
            <text:p>3981.49</text:p>
          </table:table-cell>
          <table:table-cell table:formula="of:=IF([$'realWorldCalibrationData-collectedUnscaled'.X3];[$'realWorldCalibrationData-collectedUnscaled'.X3]*[$'realWorldCalibrationData-collectedUnscaled'.$AK3];&quot;&quot;)" office:value-type="float" office:value="4269.31" calcext:value-type="float">
            <text:p>4269.31</text:p>
          </table:table-cell>
          <table:table-cell table:formula="of:=IF([$'realWorldCalibrationData-collectedUnscaled'.Y3];[$'realWorldCalibrationData-collectedUnscaled'.Y3]*[$'realWorldCalibrationData-collectedUnscaled'.$AK3];&quot;&quot;)" office:value-type="float" office:value="4549.47" calcext:value-type="float">
            <text:p>4549.47</text:p>
          </table:table-cell>
          <table:table-cell table:formula="of:=IF([$'realWorldCalibrationData-collectedUnscaled'.Z3];[$'realWorldCalibrationData-collectedUnscaled'.Z3]*[$'realWorldCalibrationData-collectedUnscaled'.$AK3];&quot;&quot;)" office:value-type="float" office:value="4778.6" calcext:value-type="float">
            <text:p>4778.6</text:p>
          </table:table-cell>
          <table:table-cell table:formula="of:=IF([$'realWorldCalibrationData-collectedUnscaled'.AA3];[$'realWorldCalibrationData-collectedUnscaled'.AA3]*[$'realWorldCalibrationData-collectedUnscaled'.$AK3];&quot;&quot;)" office:value-type="float" office:value="4953.28" calcext:value-type="float">
            <text:p>4953.28</text:p>
          </table:table-cell>
          <table:table-cell table:formula="of:=IF([$'realWorldCalibrationData-collectedUnscaled'.AB3];[$'realWorldCalibrationData-collectedUnscaled'.AB3]*[$'realWorldCalibrationData-collectedUnscaled'.$AK3];&quot;&quot;)" office:value-type="float" office:value="5285.34" calcext:value-type="float">
            <text:p>5285.34</text:p>
          </table:table-cell>
          <table:table-cell table:formula="of:=IF([$'realWorldCalibrationData-collectedUnscaled'.AC3];[$'realWorldCalibrationData-collectedUnscaled'.AC3]*[$'realWorldCalibrationData-collectedUnscaled'.$AK3];&quot;&quot;)" office:value-type="float" office:value="5634.91" calcext:value-type="float">
            <text:p>5634.91</text:p>
          </table:table-cell>
          <table:table-cell table:formula="of:=IF([$'realWorldCalibrationData-collectedUnscaled'.AD3];[$'realWorldCalibrationData-collectedUnscaled'.AD3]*[$'realWorldCalibrationData-collectedUnscaled'.$AK3];&quot;&quot;)" office:value-type="float" office:value="6010.67" calcext:value-type="float">
            <text:p>6010.67</text:p>
          </table:table-cell>
          <table:table-cell table:formula="of:=IF([$'realWorldCalibrationData-collectedUnscaled'.AE3];[$'realWorldCalibrationData-collectedUnscaled'.AE3]*[$'realWorldCalibrationData-collectedUnscaled'.$AK3];&quot;&quot;)" office:value-type="float" office:value="6340.81" calcext:value-type="float">
            <text:p>6340.81</text:p>
          </table:table-cell>
          <table:table-cell table:formula="of:=IF([$'realWorldCalibrationData-collectedUnscaled'.AF3];[$'realWorldCalibrationData-collectedUnscaled'.AF3]*[$'realWorldCalibrationData-collectedUnscaled'.$AK3];&quot;&quot;)" office:value-type="float" office:value="6779.12" calcext:value-type="float">
            <text:p>6779.12</text:p>
          </table:table-cell>
          <table:table-cell table:formula="of:=IF([$'realWorldCalibrationData-collectedUnscaled'.AG3];[$'realWorldCalibrationData-collectedUnscaled'.AG3]*[$'realWorldCalibrationData-collectedUnscaled'.$AK3];&quot;&quot;)" office:value-type="float" office:value="7134.03" calcext:value-type="float">
            <text:p>7134.03</text:p>
          </table:table-cell>
          <table:table-cell table:formula="of:=IF([$'realWorldCalibrationData-collectedUnscaled'.AH3];[$'realWorldCalibrationData-collectedUnscaled'.AH3]*[$'realWorldCalibrationData-collectedUnscaled'.$AK3];&quot;&quot;)" office:value-type="float" office:value="7755.26" calcext:value-type="float">
            <text:p>7755.26</text:p>
          </table:table-cell>
        </table:table-row>
        <table:table-row table:style-name="ro1">
          <table:table-cell table:formula="of:=[$'realWorldCalibrationData-collectedUnscaled'.A4]" office:value-type="string" office:string-value="Secondary Fossil Energy Output" calcext:value-type="string">
            <text:p>Secondary Fossil Energy Output</text:p>
          </table:table-cell>
          <table:table-cell table:formula="of:=IF([$'realWorldCalibrationData-collectedUnscaled'.B4];[$'realWorldCalibrationData-collectedUnscaled'.B4]*[$'realWorldCalibrationData-collectedUnscaled'.$AK4];&quot;&quot;)" office:value-type="float" office:value="7614.6292" calcext:value-type="float">
            <text:p>7614.6292</text:p>
          </table:table-cell>
          <table:table-cell table:formula="of:=IF([$'realWorldCalibrationData-collectedUnscaled'.C4];[$'realWorldCalibrationData-collectedUnscaled'.C4]*[$'realWorldCalibrationData-collectedUnscaled'.$AK4];&quot;&quot;)" office:value-type="float" office:value="7722.2179" calcext:value-type="float">
            <text:p>7722.2179</text:p>
          </table:table-cell>
          <table:table-cell table:formula="of:=IF([$'realWorldCalibrationData-collectedUnscaled'.D4];[$'realWorldCalibrationData-collectedUnscaled'.D4]*[$'realWorldCalibrationData-collectedUnscaled'.$AK4];&quot;&quot;)" office:value-type="float" office:value="7807.5196" calcext:value-type="float">
            <text:p>7807.5196</text:p>
          </table:table-cell>
          <table:table-cell table:formula="of:=IF([$'realWorldCalibrationData-collectedUnscaled'.E4];[$'realWorldCalibrationData-collectedUnscaled'.E4]*[$'realWorldCalibrationData-collectedUnscaled'.$AK4];&quot;&quot;)" office:value-type="float" office:value="7858.3298" calcext:value-type="float">
            <text:p>7858.3298</text:p>
          </table:table-cell>
          <table:table-cell table:formula="of:=IF([$'realWorldCalibrationData-collectedUnscaled'.F4];[$'realWorldCalibrationData-collectedUnscaled'.F4]*[$'realWorldCalibrationData-collectedUnscaled'.$AK4];&quot;&quot;)" office:value-type="float" office:value="8119.1229" calcext:value-type="float">
            <text:p>8119.1229</text:p>
          </table:table-cell>
          <table:table-cell table:formula="of:=IF([$'realWorldCalibrationData-collectedUnscaled'.G4];[$'realWorldCalibrationData-collectedUnscaled'.G4]*[$'realWorldCalibrationData-collectedUnscaled'.$AK4];&quot;&quot;)" office:value-type="float" office:value="8335.2589" calcext:value-type="float">
            <text:p>8335.2589</text:p>
          </table:table-cell>
          <table:table-cell table:formula="of:=IF([$'realWorldCalibrationData-collectedUnscaled'.H4];[$'realWorldCalibrationData-collectedUnscaled'.H4]*[$'realWorldCalibrationData-collectedUnscaled'.$AK4];&quot;&quot;)" office:value-type="float" office:value="8626.9507" calcext:value-type="float">
            <text:p>8626.9507</text:p>
          </table:table-cell>
          <table:table-cell table:formula="of:=IF([$'realWorldCalibrationData-collectedUnscaled'.I4];[$'realWorldCalibrationData-collectedUnscaled'.I4]*[$'realWorldCalibrationData-collectedUnscaled'.$AK4];&quot;&quot;)" office:value-type="float" office:value="8911.3345" calcext:value-type="float">
            <text:p>8911.3345</text:p>
          </table:table-cell>
          <table:table-cell table:formula="of:=IF([$'realWorldCalibrationData-collectedUnscaled'.J4];[$'realWorldCalibrationData-collectedUnscaled'.J4]*[$'realWorldCalibrationData-collectedUnscaled'.$AK4];&quot;&quot;)" office:value-type="float" office:value="9214.4557" calcext:value-type="float">
            <text:p>9214.4557</text:p>
          </table:table-cell>
          <table:table-cell table:formula="of:=IF([$'realWorldCalibrationData-collectedUnscaled'.K4];[$'realWorldCalibrationData-collectedUnscaled'.K4]*[$'realWorldCalibrationData-collectedUnscaled'.$AK4];&quot;&quot;)" office:value-type="float" office:value="9498.2689" calcext:value-type="float">
            <text:p>9498.2689</text:p>
          </table:table-cell>
          <table:table-cell table:formula="of:=IF([$'realWorldCalibrationData-collectedUnscaled'.L4];[$'realWorldCalibrationData-collectedUnscaled'.L4]*[$'realWorldCalibrationData-collectedUnscaled'.$AK4];&quot;&quot;)" office:value-type="float" office:value="9609.74" calcext:value-type="float">
            <text:p>9609.74</text:p>
          </table:table-cell>
          <table:table-cell table:formula="of:=IF([$'realWorldCalibrationData-collectedUnscaled'.M4];[$'realWorldCalibrationData-collectedUnscaled'.M4]*[$'realWorldCalibrationData-collectedUnscaled'.$AK4];&quot;&quot;)" office:value-type="float" office:value="9826.39" calcext:value-type="float">
            <text:p>9826.39</text:p>
          </table:table-cell>
          <table:table-cell table:formula="of:=IF([$'realWorldCalibrationData-collectedUnscaled'.N4];[$'realWorldCalibrationData-collectedUnscaled'.N4]*[$'realWorldCalibrationData-collectedUnscaled'.$AK4];&quot;&quot;)" office:value-type="float" office:value="10265.48" calcext:value-type="float">
            <text:p>10265.48</text:p>
          </table:table-cell>
          <table:table-cell table:formula="of:=IF([$'realWorldCalibrationData-collectedUnscaled'.O4];[$'realWorldCalibrationData-collectedUnscaled'.O4]*[$'realWorldCalibrationData-collectedUnscaled'.$AK4];&quot;&quot;)" office:value-type="float" office:value="10822.59" calcext:value-type="float">
            <text:p>10822.59</text:p>
          </table:table-cell>
          <table:table-cell table:formula="of:=IF([$'realWorldCalibrationData-collectedUnscaled'.P4];[$'realWorldCalibrationData-collectedUnscaled'.P4]*[$'realWorldCalibrationData-collectedUnscaled'.$AK4];&quot;&quot;)" office:value-type="float" office:value="11283.27" calcext:value-type="float">
            <text:p>11283.27</text:p>
          </table:table-cell>
          <table:table-cell table:formula="of:=IF([$'realWorldCalibrationData-collectedUnscaled'.Q4];[$'realWorldCalibrationData-collectedUnscaled'.Q4]*[$'realWorldCalibrationData-collectedUnscaled'.$AK4];&quot;&quot;)" office:value-type="float" office:value="11806.97" calcext:value-type="float">
            <text:p>11806.97</text:p>
          </table:table-cell>
          <table:table-cell table:formula="of:=IF([$'realWorldCalibrationData-collectedUnscaled'.R4];[$'realWorldCalibrationData-collectedUnscaled'.R4]*[$'realWorldCalibrationData-collectedUnscaled'.$AK4];&quot;&quot;)" office:value-type="float" office:value="12329.32" calcext:value-type="float">
            <text:p>12329.32</text:p>
          </table:table-cell>
          <table:table-cell table:formula="of:=IF([$'realWorldCalibrationData-collectedUnscaled'.S4];[$'realWorldCalibrationData-collectedUnscaled'.S4]*[$'realWorldCalibrationData-collectedUnscaled'.$AK4];&quot;&quot;)" office:value-type="float" office:value="13160.68" calcext:value-type="float">
            <text:p>13160.68</text:p>
          </table:table-cell>
          <table:table-cell table:formula="of:=IF([$'realWorldCalibrationData-collectedUnscaled'.T4];[$'realWorldCalibrationData-collectedUnscaled'.T4]*[$'realWorldCalibrationData-collectedUnscaled'.$AK4];&quot;&quot;)" office:value-type="float" office:value="13217.09" calcext:value-type="float">
            <text:p>13217.09</text:p>
          </table:table-cell>
          <table:table-cell table:formula="of:=IF([$'realWorldCalibrationData-collectedUnscaled'.U4];[$'realWorldCalibrationData-collectedUnscaled'.U4]*[$'realWorldCalibrationData-collectedUnscaled'.$AK4];&quot;&quot;)" office:value-type="float" office:value="13070.16" calcext:value-type="float">
            <text:p>13070.16</text:p>
          </table:table-cell>
          <table:table-cell table:formula="of:=IF([$'realWorldCalibrationData-collectedUnscaled'.V4];[$'realWorldCalibrationData-collectedUnscaled'.V4]*[$'realWorldCalibrationData-collectedUnscaled'.$AK4];&quot;&quot;)" office:value-type="float" office:value="14071.65" calcext:value-type="float">
            <text:p>14071.65</text:p>
          </table:table-cell>
          <table:table-cell table:formula="of:=IF([$'realWorldCalibrationData-collectedUnscaled'.W4];[$'realWorldCalibrationData-collectedUnscaled'.W4]*[$'realWorldCalibrationData-collectedUnscaled'.$AK4];&quot;&quot;)" office:value-type="float" office:value="14685.28" calcext:value-type="float">
            <text:p>14685.28</text:p>
          </table:table-cell>
          <table:table-cell table:formula="of:=IF([$'realWorldCalibrationData-collectedUnscaled'.X4];[$'realWorldCalibrationData-collectedUnscaled'.X4]*[$'realWorldCalibrationData-collectedUnscaled'.$AK4];&quot;&quot;)" office:value-type="float" office:value="15055.62" calcext:value-type="float">
            <text:p>15055.62</text:p>
          </table:table-cell>
          <table:table-cell table:formula="of:=IF([$'realWorldCalibrationData-collectedUnscaled'.Y4];[$'realWorldCalibrationData-collectedUnscaled'.Y4]*[$'realWorldCalibrationData-collectedUnscaled'.$AK4];&quot;&quot;)" office:value-type="float" office:value="15364.88" calcext:value-type="float">
            <text:p>15364.88</text:p>
          </table:table-cell>
          <table:table-cell table:formula="of:=IF([$'realWorldCalibrationData-collectedUnscaled'.Z4];[$'realWorldCalibrationData-collectedUnscaled'.Z4]*[$'realWorldCalibrationData-collectedUnscaled'.$AK4];&quot;&quot;)" office:value-type="float" office:value="15655.38" calcext:value-type="float">
            <text:p>15655.38</text:p>
          </table:table-cell>
          <table:table-cell table:formula="of:=IF([$'realWorldCalibrationData-collectedUnscaled'.AA4];[$'realWorldCalibrationData-collectedUnscaled'.AA4]*[$'realWorldCalibrationData-collectedUnscaled'.$AK4];&quot;&quot;)" office:value-type="float" office:value="15647.27" calcext:value-type="float">
            <text:p>15647.27</text:p>
          </table:table-cell>
          <table:table-cell table:formula="of:=IF([$'realWorldCalibrationData-collectedUnscaled'.AB4];[$'realWorldCalibrationData-collectedUnscaled'.AB4]*[$'realWorldCalibrationData-collectedUnscaled'.$AK4];&quot;&quot;)" office:value-type="float" office:value="15900.89" calcext:value-type="float">
            <text:p>15900.89</text:p>
          </table:table-cell>
          <table:table-cell table:formula="of:=IF([$'realWorldCalibrationData-collectedUnscaled'.AC4];[$'realWorldCalibrationData-collectedUnscaled'.AC4]*[$'realWorldCalibrationData-collectedUnscaled'.$AK4];&quot;&quot;)" office:value-type="float" office:value="16223.81" calcext:value-type="float">
            <text:p>16223.81</text:p>
          </table:table-cell>
          <table:table-cell table:formula="of:=IF([$'realWorldCalibrationData-collectedUnscaled'.AD4];[$'realWorldCalibrationData-collectedUnscaled'.AD4]*[$'realWorldCalibrationData-collectedUnscaled'.$AK4];&quot;&quot;)" office:value-type="float" office:value="16756.02" calcext:value-type="float">
            <text:p>16756.02</text:p>
          </table:table-cell>
          <table:table-cell table:formula="of:=IF([$'realWorldCalibrationData-collectedUnscaled'.AE4];[$'realWorldCalibrationData-collectedUnscaled'.AE4]*[$'realWorldCalibrationData-collectedUnscaled'.$AK4];&quot;&quot;)" office:value-type="float" office:value="16634.04" calcext:value-type="float">
            <text:p>16634.04</text:p>
          </table:table-cell>
          <table:table-cell table:formula="of:=IF([$'realWorldCalibrationData-collectedUnscaled'.AF4];[$'realWorldCalibrationData-collectedUnscaled'.AF4]*[$'realWorldCalibrationData-collectedUnscaled'.$AK4];&quot;&quot;)" office:value-type="float" office:value="16166.37" calcext:value-type="float">
            <text:p>16166.37</text:p>
          </table:table-cell>
          <table:table-cell table:formula="of:=IF([$'realWorldCalibrationData-collectedUnscaled'.AG4];[$'realWorldCalibrationData-collectedUnscaled'.AG4]*[$'realWorldCalibrationData-collectedUnscaled'.$AK4];&quot;&quot;)" office:value-type="float" office:value="17201.33" calcext:value-type="float">
            <text:p>17201.33</text:p>
          </table:table-cell>
          <table:table-cell table:formula="of:=IF([$'realWorldCalibrationData-collectedUnscaled'.AH4];[$'realWorldCalibrationData-collectedUnscaled'.AH4]*[$'realWorldCalibrationData-collectedUnscaled'.$AK4];&quot;&quot;)" office:value-type="float" office:value="17385.15" calcext:value-type="float">
            <text:p>17385.15</text:p>
          </table:table-cell>
        </table:table-row>
        <table:table-row table:style-name="ro1">
          <table:table-cell table:formula="of:=[$'realWorldCalibrationData-collectedUnscaled'.A5]" office:value-type="string" office:string-value="Total Renewable Energy Capacity" calcext:value-type="string">
            <text:p>Total Renewable Energy Capacity</text:p>
          </table:table-cell>
          <table:table-cell table:formula="of:=IF([$'realWorldCalibrationData-collectedUnscaled'.B5];[$'realWorldCalibrationData-collectedUnscaled'.B5]*[$'realWorldCalibrationData-collectedUnscaled'.$AK5];&quot;&quot;)">
            <text:p/>
          </table:table-cell>
          <table:table-cell table:formula="of:=IF([$'realWorldCalibrationData-collectedUnscaled'.C5];[$'realWorldCalibrationData-collectedUnscaled'.C5]*[$'realWorldCalibrationData-collectedUnscaled'.$AK5];&quot;&quot;)">
            <text:p/>
          </table:table-cell>
          <table:table-cell table:formula="of:=IF([$'realWorldCalibrationData-collectedUnscaled'.D5];[$'realWorldCalibrationData-collectedUnscaled'.D5]*[$'realWorldCalibrationData-collectedUnscaled'.$AK5];&quot;&quot;)">
            <text:p/>
          </table:table-cell>
          <table:table-cell table:formula="of:=IF([$'realWorldCalibrationData-collectedUnscaled'.E5];[$'realWorldCalibrationData-collectedUnscaled'.E5]*[$'realWorldCalibrationData-collectedUnscaled'.$AK5];&quot;&quot;)">
            <text:p/>
          </table:table-cell>
          <table:table-cell table:formula="of:=IF([$'realWorldCalibrationData-collectedUnscaled'.F5];[$'realWorldCalibrationData-collectedUnscaled'.F5]*[$'realWorldCalibrationData-collectedUnscaled'.$AK5];&quot;&quot;)">
            <text:p/>
          </table:table-cell>
          <table:table-cell table:formula="of:=IF([$'realWorldCalibrationData-collectedUnscaled'.G5];[$'realWorldCalibrationData-collectedUnscaled'.G5]*[$'realWorldCalibrationData-collectedUnscaled'.$AK5];&quot;&quot;)">
            <text:p/>
          </table:table-cell>
          <table:table-cell table:formula="of:=IF([$'realWorldCalibrationData-collectedUnscaled'.H5];[$'realWorldCalibrationData-collectedUnscaled'.H5]*[$'realWorldCalibrationData-collectedUnscaled'.$AK5];&quot;&quot;)">
            <text:p/>
          </table:table-cell>
          <table:table-cell table:formula="of:=IF([$'realWorldCalibrationData-collectedUnscaled'.I5];[$'realWorldCalibrationData-collectedUnscaled'.I5]*[$'realWorldCalibrationData-collectedUnscaled'.$AK5];&quot;&quot;)">
            <text:p/>
          </table:table-cell>
          <table:table-cell table:formula="of:=IF([$'realWorldCalibrationData-collectedUnscaled'.J5];[$'realWorldCalibrationData-collectedUnscaled'.J5]*[$'realWorldCalibrationData-collectedUnscaled'.$AK5];&quot;&quot;)">
            <text:p/>
          </table:table-cell>
          <table:table-cell table:formula="of:=IF([$'realWorldCalibrationData-collectedUnscaled'.K5];[$'realWorldCalibrationData-collectedUnscaled'.K5]*[$'realWorldCalibrationData-collectedUnscaled'.$AK5];&quot;&quot;)">
            <text:p/>
          </table:table-cell>
          <table:table-cell table:formula="of:=IF([$'realWorldCalibrationData-collectedUnscaled'.L5];[$'realWorldCalibrationData-collectedUnscaled'.L5]*[$'realWorldCalibrationData-collectedUnscaled'.$AK5];&quot;&quot;)" office:value-type="float" office:value="800.319291" calcext:value-type="float">
            <text:p>800.319291</text:p>
          </table:table-cell>
          <table:table-cell table:formula="of:=IF([$'realWorldCalibrationData-collectedUnscaled'.M5];[$'realWorldCalibrationData-collectedUnscaled'.M5]*[$'realWorldCalibrationData-collectedUnscaled'.$AK5];&quot;&quot;)" office:value-type="float" office:value="815.328075" calcext:value-type="float">
            <text:p>815.328075</text:p>
          </table:table-cell>
          <table:table-cell table:formula="of:=IF([$'realWorldCalibrationData-collectedUnscaled'.N5];[$'realWorldCalibrationData-collectedUnscaled'.N5]*[$'realWorldCalibrationData-collectedUnscaled'.$AK5];&quot;&quot;)" office:value-type="float" office:value="835.361481" calcext:value-type="float">
            <text:p>835.361481</text:p>
          </table:table-cell>
          <table:table-cell table:formula="of:=IF([$'realWorldCalibrationData-collectedUnscaled'.O5];[$'realWorldCalibrationData-collectedUnscaled'.O5]*[$'realWorldCalibrationData-collectedUnscaled'.$AK5];&quot;&quot;)" office:value-type="float" office:value="864.133667" calcext:value-type="float">
            <text:p>864.133667</text:p>
          </table:table-cell>
          <table:table-cell table:formula="of:=IF([$'realWorldCalibrationData-collectedUnscaled'.P5];[$'realWorldCalibrationData-collectedUnscaled'.P5]*[$'realWorldCalibrationData-collectedUnscaled'.$AK5];&quot;&quot;)" office:value-type="float" office:value="896.450346" calcext:value-type="float">
            <text:p>896.450346</text:p>
          </table:table-cell>
          <table:table-cell table:formula="of:=IF([$'realWorldCalibrationData-collectedUnscaled'.Q5];[$'realWorldCalibrationData-collectedUnscaled'.Q5]*[$'realWorldCalibrationData-collectedUnscaled'.$AK5];&quot;&quot;)" office:value-type="float" office:value="934.293799" calcext:value-type="float">
            <text:p>934.293799</text:p>
          </table:table-cell>
          <table:table-cell table:formula="of:=IF([$'realWorldCalibrationData-collectedUnscaled'.R5];[$'realWorldCalibrationData-collectedUnscaled'.R5]*[$'realWorldCalibrationData-collectedUnscaled'.$AK5];&quot;&quot;)" office:value-type="float" office:value="974.662704" calcext:value-type="float">
            <text:p>974.662704</text:p>
          </table:table-cell>
          <table:table-cell table:formula="of:=IF([$'realWorldCalibrationData-collectedUnscaled'.S5];[$'realWorldCalibrationData-collectedUnscaled'.S5]*[$'realWorldCalibrationData-collectedUnscaled'.$AK5];&quot;&quot;)" office:value-type="float" office:value="1026.633507" calcext:value-type="float">
            <text:p>1026.633507</text:p>
          </table:table-cell>
          <table:table-cell table:formula="of:=IF([$'realWorldCalibrationData-collectedUnscaled'.T5];[$'realWorldCalibrationData-collectedUnscaled'.T5]*[$'realWorldCalibrationData-collectedUnscaled'.$AK5];&quot;&quot;)" office:value-type="float" office:value="1088.231746" calcext:value-type="float">
            <text:p>1088.231746</text:p>
          </table:table-cell>
          <table:table-cell table:formula="of:=IF([$'realWorldCalibrationData-collectedUnscaled'.U5];[$'realWorldCalibrationData-collectedUnscaled'.U5]*[$'realWorldCalibrationData-collectedUnscaled'.$AK5];&quot;&quot;)" office:value-type="float" office:value="1165.593328" calcext:value-type="float">
            <text:p>1165.593328</text:p>
          </table:table-cell>
          <table:table-cell table:formula="of:=IF([$'realWorldCalibrationData-collectedUnscaled'.V5];[$'realWorldCalibrationData-collectedUnscaled'.V5]*[$'realWorldCalibrationData-collectedUnscaled'.$AK5];&quot;&quot;)" office:value-type="float" office:value="1248.464884" calcext:value-type="float">
            <text:p>1248.464884</text:p>
          </table:table-cell>
          <table:table-cell table:formula="of:=IF([$'realWorldCalibrationData-collectedUnscaled'.W5];[$'realWorldCalibrationData-collectedUnscaled'.W5]*[$'realWorldCalibrationData-collectedUnscaled'.$AK5];&quot;&quot;)" office:value-type="float" office:value="1351.39375" calcext:value-type="float">
            <text:p>1351.39375</text:p>
          </table:table-cell>
          <table:table-cell table:formula="of:=IF([$'realWorldCalibrationData-collectedUnscaled'.X5];[$'realWorldCalibrationData-collectedUnscaled'.X5]*[$'realWorldCalibrationData-collectedUnscaled'.$AK5];&quot;&quot;)" office:value-type="float" office:value="1461.78455" calcext:value-type="float">
            <text:p>1461.78455</text:p>
          </table:table-cell>
          <table:table-cell table:formula="of:=IF([$'realWorldCalibrationData-collectedUnscaled'.Y5];[$'realWorldCalibrationData-collectedUnscaled'.Y5]*[$'realWorldCalibrationData-collectedUnscaled'.$AK5];&quot;&quot;)" office:value-type="float" office:value="1577.83286" calcext:value-type="float">
            <text:p>1577.83286</text:p>
          </table:table-cell>
          <table:table-cell table:formula="of:=IF([$'realWorldCalibrationData-collectedUnscaled'.Z5];[$'realWorldCalibrationData-collectedUnscaled'.Z5]*[$'realWorldCalibrationData-collectedUnscaled'.$AK5];&quot;&quot;)" office:value-type="float" office:value="1705.84172" calcext:value-type="float">
            <text:p>1705.84172</text:p>
          </table:table-cell>
          <table:table-cell table:formula="of:=IF([$'realWorldCalibrationData-collectedUnscaled'.AA5];[$'realWorldCalibrationData-collectedUnscaled'.AA5]*[$'realWorldCalibrationData-collectedUnscaled'.$AK5];&quot;&quot;)" office:value-type="float" office:value="1855.59782" calcext:value-type="float">
            <text:p>1855.59782</text:p>
          </table:table-cell>
          <table:table-cell table:formula="of:=IF([$'realWorldCalibrationData-collectedUnscaled'.AB5];[$'realWorldCalibrationData-collectedUnscaled'.AB5]*[$'realWorldCalibrationData-collectedUnscaled'.$AK5];&quot;&quot;)" office:value-type="float" office:value="2014.04532" calcext:value-type="float">
            <text:p>2014.04532</text:p>
          </table:table-cell>
          <table:table-cell table:formula="of:=IF([$'realWorldCalibrationData-collectedUnscaled'.AC5];[$'realWorldCalibrationData-collectedUnscaled'.AC5]*[$'realWorldCalibrationData-collectedUnscaled'.$AK5];&quot;&quot;)" office:value-type="float" office:value="2181.31956" calcext:value-type="float">
            <text:p>2181.31956</text:p>
          </table:table-cell>
          <table:table-cell table:formula="of:=IF([$'realWorldCalibrationData-collectedUnscaled'.AD5];[$'realWorldCalibrationData-collectedUnscaled'.AD5]*[$'realWorldCalibrationData-collectedUnscaled'.$AK5];&quot;&quot;)" office:value-type="float" office:value="2347.56237" calcext:value-type="float">
            <text:p>2347.56237</text:p>
          </table:table-cell>
          <table:table-cell table:formula="of:=IF([$'realWorldCalibrationData-collectedUnscaled'.AE5];[$'realWorldCalibrationData-collectedUnscaled'.AE5]*[$'realWorldCalibrationData-collectedUnscaled'.$AK5];&quot;&quot;)" office:value-type="float" office:value="2525.17" calcext:value-type="float">
            <text:p>2525.17</text:p>
          </table:table-cell>
          <table:table-cell table:formula="of:=IF([$'realWorldCalibrationData-collectedUnscaled'.AF5];[$'realWorldCalibrationData-collectedUnscaled'.AF5]*[$'realWorldCalibrationData-collectedUnscaled'.$AK5];&quot;&quot;)" office:value-type="float" office:value="2786.162" calcext:value-type="float">
            <text:p>2786.162</text:p>
          </table:table-cell>
          <table:table-cell table:formula="of:=IF([$'realWorldCalibrationData-collectedUnscaled'.AG5];[$'realWorldCalibrationData-collectedUnscaled'.AG5]*[$'realWorldCalibrationData-collectedUnscaled'.$AK5];&quot;&quot;)" office:value-type="float" office:value="3048.42275" calcext:value-type="float">
            <text:p>3048.42275</text:p>
          </table:table-cell>
          <table:table-cell table:formula="of:=IF([$'realWorldCalibrationData-collectedUnscaled'.AH5];[$'realWorldCalibrationData-collectedUnscaled'.AH5]*[$'realWorldCalibrationData-collectedUnscaled'.$AK5];&quot;&quot;)" office:value-type="float" office:value="3344.53785" calcext:value-type="float">
            <text:p>3344.53785</text:p>
          </table:table-cell>
        </table:table-row>
        <table:table-row table:style-name="ro1">
          <table:table-cell table:formula="of:=[$'realWorldCalibrationData-collectedUnscaled'.A6]" office:value-type="string" office:string-value="CO2 emissions from fossil fuels" calcext:value-type="string">
            <text:p>CO2 emissions from fossil fuels</text:p>
          </table:table-cell>
          <table:table-cell table:formula="of:=IF([$'realWorldCalibrationData-collectedUnscaled'.B6];[$'realWorldCalibrationData-collectedUnscaled'.B6]*[$'realWorldCalibrationData-collectedUnscaled'.$AK6];&quot;&quot;)" office:value-type="float" office:value="22757.48" calcext:value-type="float">
            <text:p>22757.48</text:p>
          </table:table-cell>
          <table:table-cell table:formula="of:=IF([$'realWorldCalibrationData-collectedUnscaled'.C6];[$'realWorldCalibrationData-collectedUnscaled'.C6]*[$'realWorldCalibrationData-collectedUnscaled'.$AK6];&quot;&quot;)" office:value-type="float" office:value="23244.806" calcext:value-type="float">
            <text:p>23244.806</text:p>
          </table:table-cell>
          <table:table-cell table:formula="of:=IF([$'realWorldCalibrationData-collectedUnscaled'.D6];[$'realWorldCalibrationData-collectedUnscaled'.D6]*[$'realWorldCalibrationData-collectedUnscaled'.$AK6];&quot;&quot;)" office:value-type="float" office:value="22580.023" calcext:value-type="float">
            <text:p>22580.023</text:p>
          </table:table-cell>
          <table:table-cell table:formula="of:=IF([$'realWorldCalibrationData-collectedUnscaled'.E6];[$'realWorldCalibrationData-collectedUnscaled'.E6]*[$'realWorldCalibrationData-collectedUnscaled'.$AK6];&quot;&quot;)" office:value-type="float" office:value="22812.901" calcext:value-type="float">
            <text:p>22812.901</text:p>
          </table:table-cell>
          <table:table-cell table:formula="of:=IF([$'realWorldCalibrationData-collectedUnscaled'.F6];[$'realWorldCalibrationData-collectedUnscaled'.F6]*[$'realWorldCalibrationData-collectedUnscaled'.$AK6];&quot;&quot;)" office:value-type="float" office:value="22969.498" calcext:value-type="float">
            <text:p>22969.498</text:p>
          </table:table-cell>
          <table:table-cell table:formula="of:=IF([$'realWorldCalibrationData-collectedUnscaled'.G6];[$'realWorldCalibrationData-collectedUnscaled'.G6]*[$'realWorldCalibrationData-collectedUnscaled'.$AK6];&quot;&quot;)" office:value-type="float" office:value="23458.714" calcext:value-type="float">
            <text:p>23458.714</text:p>
          </table:table-cell>
          <table:table-cell table:formula="of:=IF([$'realWorldCalibrationData-collectedUnscaled'.H6];[$'realWorldCalibrationData-collectedUnscaled'.H6]*[$'realWorldCalibrationData-collectedUnscaled'.$AK6];&quot;&quot;)" office:value-type="float" office:value="24159.384" calcext:value-type="float">
            <text:p>24159.384</text:p>
          </table:table-cell>
          <table:table-cell table:formula="of:=IF([$'realWorldCalibrationData-collectedUnscaled'.I6];[$'realWorldCalibrationData-collectedUnscaled'.I6]*[$'realWorldCalibrationData-collectedUnscaled'.$AK6];&quot;&quot;)" office:value-type="float" office:value="24302.584" calcext:value-type="float">
            <text:p>24302.584</text:p>
          </table:table-cell>
          <table:table-cell table:formula="of:=IF([$'realWorldCalibrationData-collectedUnscaled'.J6];[$'realWorldCalibrationData-collectedUnscaled'.J6]*[$'realWorldCalibrationData-collectedUnscaled'.$AK6];&quot;&quot;)" office:value-type="float" office:value="24213.26" calcext:value-type="float">
            <text:p>24213.26</text:p>
          </table:table-cell>
          <table:table-cell table:formula="of:=IF([$'realWorldCalibrationData-collectedUnscaled'.K6];[$'realWorldCalibrationData-collectedUnscaled'.K6]*[$'realWorldCalibrationData-collectedUnscaled'.$AK6];&quot;&quot;)" office:value-type="float" office:value="24732.39" calcext:value-type="float">
            <text:p>24732.39</text:p>
          </table:table-cell>
          <table:table-cell table:formula="of:=IF([$'realWorldCalibrationData-collectedUnscaled'.L6];[$'realWorldCalibrationData-collectedUnscaled'.L6]*[$'realWorldCalibrationData-collectedUnscaled'.$AK6];&quot;&quot;)" office:value-type="float" office:value="25453.623" calcext:value-type="float">
            <text:p>25453.623</text:p>
          </table:table-cell>
          <table:table-cell table:formula="of:=IF([$'realWorldCalibrationData-collectedUnscaled'.M6];[$'realWorldCalibrationData-collectedUnscaled'.M6]*[$'realWorldCalibrationData-collectedUnscaled'.$AK6];&quot;&quot;)" office:value-type="float" office:value="25668.049" calcext:value-type="float">
            <text:p>25668.049</text:p>
          </table:table-cell>
          <table:table-cell table:formula="of:=IF([$'realWorldCalibrationData-collectedUnscaled'.N6];[$'realWorldCalibrationData-collectedUnscaled'.N6]*[$'realWorldCalibrationData-collectedUnscaled'.$AK6];&quot;&quot;)" office:value-type="float" office:value="26281.038" calcext:value-type="float">
            <text:p>26281.038</text:p>
          </table:table-cell>
          <table:table-cell table:formula="of:=IF([$'realWorldCalibrationData-collectedUnscaled'.O6];[$'realWorldCalibrationData-collectedUnscaled'.O6]*[$'realWorldCalibrationData-collectedUnscaled'.$AK6];&quot;&quot;)" office:value-type="float" office:value="27651.596" calcext:value-type="float">
            <text:p>27651.596</text:p>
          </table:table-cell>
          <table:table-cell table:formula="of:=IF([$'realWorldCalibrationData-collectedUnscaled'.P6];[$'realWorldCalibrationData-collectedUnscaled'.P6]*[$'realWorldCalibrationData-collectedUnscaled'.$AK6];&quot;&quot;)" office:value-type="float" office:value="28636.695" calcext:value-type="float">
            <text:p>28636.695</text:p>
          </table:table-cell>
          <table:table-cell table:formula="of:=IF([$'realWorldCalibrationData-collectedUnscaled'.Q6];[$'realWorldCalibrationData-collectedUnscaled'.Q6]*[$'realWorldCalibrationData-collectedUnscaled'.$AK6];&quot;&quot;)" office:value-type="float" office:value="29614.602" calcext:value-type="float">
            <text:p>29614.602</text:p>
          </table:table-cell>
          <table:table-cell table:formula="of:=IF([$'realWorldCalibrationData-collectedUnscaled'.R6];[$'realWorldCalibrationData-collectedUnscaled'.R6]*[$'realWorldCalibrationData-collectedUnscaled'.$AK6];&quot;&quot;)" office:value-type="float" office:value="30593.118" calcext:value-type="float">
            <text:p>30593.118</text:p>
          </table:table-cell>
          <table:table-cell table:formula="of:=IF([$'realWorldCalibrationData-collectedUnscaled'.S6];[$'realWorldCalibrationData-collectedUnscaled'.S6]*[$'realWorldCalibrationData-collectedUnscaled'.$AK6];&quot;&quot;)" office:value-type="float" office:value="31506.788" calcext:value-type="float">
            <text:p>31506.788</text:p>
          </table:table-cell>
          <table:table-cell table:formula="of:=IF([$'realWorldCalibrationData-collectedUnscaled'.T6];[$'realWorldCalibrationData-collectedUnscaled'.T6]*[$'realWorldCalibrationData-collectedUnscaled'.$AK6];&quot;&quot;)" office:value-type="float" office:value="32085.836" calcext:value-type="float">
            <text:p>32085.836</text:p>
          </table:table-cell>
          <table:table-cell table:formula="of:=IF([$'realWorldCalibrationData-collectedUnscaled'.U6];[$'realWorldCalibrationData-collectedUnscaled'.U6]*[$'realWorldCalibrationData-collectedUnscaled'.$AK6];&quot;&quot;)" office:value-type="float" office:value="31564.032" calcext:value-type="float">
            <text:p>31564.032</text:p>
          </table:table-cell>
          <table:table-cell table:formula="of:=IF([$'realWorldCalibrationData-collectedUnscaled'.V6];[$'realWorldCalibrationData-collectedUnscaled'.V6]*[$'realWorldCalibrationData-collectedUnscaled'.$AK6];&quot;&quot;)" office:value-type="float" office:value="33364.347" calcext:value-type="float">
            <text:p>33364.347</text:p>
          </table:table-cell>
          <table:table-cell table:formula="of:=IF([$'realWorldCalibrationData-collectedUnscaled'.W6];[$'realWorldCalibrationData-collectedUnscaled'.W6]*[$'realWorldCalibrationData-collectedUnscaled'.$AK6];&quot;&quot;)" office:value-type="float" office:value="34487.013" calcext:value-type="float">
            <text:p>34487.013</text:p>
          </table:table-cell>
          <table:table-cell table:formula="of:=IF([$'realWorldCalibrationData-collectedUnscaled'.X6];[$'realWorldCalibrationData-collectedUnscaled'.X6]*[$'realWorldCalibrationData-collectedUnscaled'.$AK6];&quot;&quot;)" office:value-type="float" office:value="35006.27" calcext:value-type="float">
            <text:p>35006.27</text:p>
          </table:table-cell>
          <table:table-cell table:formula="of:=IF([$'realWorldCalibrationData-collectedUnscaled'.Y6];[$'realWorldCalibrationData-collectedUnscaled'.Y6]*[$'realWorldCalibrationData-collectedUnscaled'.$AK6];&quot;&quot;)" office:value-type="float" office:value="35319.2" calcext:value-type="float">
            <text:p>35319.2</text:p>
          </table:table-cell>
          <table:table-cell table:formula="of:=IF([$'realWorldCalibrationData-collectedUnscaled'.Z6];[$'realWorldCalibrationData-collectedUnscaled'.Z6]*[$'realWorldCalibrationData-collectedUnscaled'.$AK6];&quot;&quot;)" office:value-type="float" office:value="35577.537" calcext:value-type="float">
            <text:p>35577.537</text:p>
          </table:table-cell>
          <table:table-cell table:formula="of:=IF([$'realWorldCalibrationData-collectedUnscaled'.AA6];[$'realWorldCalibrationData-collectedUnscaled'.AA6]*[$'realWorldCalibrationData-collectedUnscaled'.$AK6];&quot;&quot;)" office:value-type="float" office:value="35558.568" calcext:value-type="float">
            <text:p>35558.568</text:p>
          </table:table-cell>
          <table:table-cell table:formula="of:=IF([$'realWorldCalibrationData-collectedUnscaled'.AB6];[$'realWorldCalibrationData-collectedUnscaled'.AB6]*[$'realWorldCalibrationData-collectedUnscaled'.$AK6];&quot;&quot;)" office:value-type="float" office:value="35524.19" calcext:value-type="float">
            <text:p>35524.19</text:p>
          </table:table-cell>
          <table:table-cell table:formula="of:=IF([$'realWorldCalibrationData-collectedUnscaled'.AC6];[$'realWorldCalibrationData-collectedUnscaled'.AC6]*[$'realWorldCalibrationData-collectedUnscaled'.$AK6];&quot;&quot;)" office:value-type="float" office:value="36096.737" calcext:value-type="float">
            <text:p>36096.737</text:p>
          </table:table-cell>
          <table:table-cell table:formula="of:=IF([$'realWorldCalibrationData-collectedUnscaled'.AD6];[$'realWorldCalibrationData-collectedUnscaled'.AD6]*[$'realWorldCalibrationData-collectedUnscaled'.$AK6];&quot;&quot;)" office:value-type="float" office:value="36826.51" calcext:value-type="float">
            <text:p>36826.51</text:p>
          </table:table-cell>
          <table:table-cell table:formula="of:=IF([$'realWorldCalibrationData-collectedUnscaled'.AE6];[$'realWorldCalibrationData-collectedUnscaled'.AE6]*[$'realWorldCalibrationData-collectedUnscaled'.$AK6];&quot;&quot;)" office:value-type="float" office:value="37082.56" calcext:value-type="float">
            <text:p>37082.56</text:p>
          </table:table-cell>
          <table:table-cell table:formula="of:=IF([$'realWorldCalibrationData-collectedUnscaled'.AF6];[$'realWorldCalibrationData-collectedUnscaled'.AF6]*[$'realWorldCalibrationData-collectedUnscaled'.$AK6];&quot;&quot;)" office:value-type="float" office:value="35264.086" calcext:value-type="float">
            <text:p>35264.086</text:p>
          </table:table-cell>
          <table:table-cell table:formula="of:=IF([$'realWorldCalibrationData-collectedUnscaled'.AG6];[$'realWorldCalibrationData-collectedUnscaled'.AG6]*[$'realWorldCalibrationData-collectedUnscaled'.$AK6];&quot;&quot;)" office:value-type="float" office:value="37123.85" calcext:value-type="float">
            <text:p>37123.85</text:p>
          </table:table-cell>
          <table:table-cell table:formula="of:=IF([$'realWorldCalibrationData-collectedUnscaled'.AH6];[$'realWorldCalibrationData-collectedUnscaled'.AH6]*[$'realWorldCalibrationData-collectedUnscaled'.$AK6];&quot;&quot;)">
            <text:p/>
          </table:table-cell>
        </table:table-row>
        <table:table-row table:style-name="ro1">
          <table:table-cell table:formula="of:=[$'realWorldCalibrationData-collectedUnscaled'.A7]" office:value-type="string" office:string-value="SO2 emissions from fossil fuels" calcext:value-type="string">
            <text:p>SO2 emissions from fossil fuels</text:p>
          </table:table-cell>
          <table:table-cell table:formula="of:=IF([$'realWorldCalibrationData-collectedUnscaled'.B7];[$'realWorldCalibrationData-collectedUnscaled'.B7]*[$'realWorldCalibrationData-collectedUnscaled'.$AK7];&quot;&quot;)" office:value-type="float" office:value="118.599772890332" calcext:value-type="float">
            <text:p>118.599772890332</text:p>
          </table:table-cell>
          <table:table-cell table:formula="of:=IF([$'realWorldCalibrationData-collectedUnscaled'.C7];[$'realWorldCalibrationData-collectedUnscaled'.C7]*[$'realWorldCalibrationData-collectedUnscaled'.$AK7];&quot;&quot;)">
            <text:p/>
          </table:table-cell>
          <table:table-cell table:formula="of:=IF([$'realWorldCalibrationData-collectedUnscaled'.D7];[$'realWorldCalibrationData-collectedUnscaled'.D7]*[$'realWorldCalibrationData-collectedUnscaled'.$AK7];&quot;&quot;)">
            <text:p/>
          </table:table-cell>
          <table:table-cell table:formula="of:=IF([$'realWorldCalibrationData-collectedUnscaled'.E7];[$'realWorldCalibrationData-collectedUnscaled'.E7]*[$'realWorldCalibrationData-collectedUnscaled'.$AK7];&quot;&quot;)">
            <text:p/>
          </table:table-cell>
          <table:table-cell table:formula="of:=IF([$'realWorldCalibrationData-collectedUnscaled'.F7];[$'realWorldCalibrationData-collectedUnscaled'.F7]*[$'realWorldCalibrationData-collectedUnscaled'.$AK7];&quot;&quot;)">
            <text:p/>
          </table:table-cell>
          <table:table-cell table:formula="of:=IF([$'realWorldCalibrationData-collectedUnscaled'.G7];[$'realWorldCalibrationData-collectedUnscaled'.G7]*[$'realWorldCalibrationData-collectedUnscaled'.$AK7];&quot;&quot;)">
            <text:p/>
          </table:table-cell>
          <table:table-cell table:formula="of:=IF([$'realWorldCalibrationData-collectedUnscaled'.H7];[$'realWorldCalibrationData-collectedUnscaled'.H7]*[$'realWorldCalibrationData-collectedUnscaled'.$AK7];&quot;&quot;)">
            <text:p/>
          </table:table-cell>
          <table:table-cell table:formula="of:=IF([$'realWorldCalibrationData-collectedUnscaled'.I7];[$'realWorldCalibrationData-collectedUnscaled'.I7]*[$'realWorldCalibrationData-collectedUnscaled'.$AK7];&quot;&quot;)">
            <text:p/>
          </table:table-cell>
          <table:table-cell table:formula="of:=IF([$'realWorldCalibrationData-collectedUnscaled'.J7];[$'realWorldCalibrationData-collectedUnscaled'.J7]*[$'realWorldCalibrationData-collectedUnscaled'.$AK7];&quot;&quot;)">
            <text:p/>
          </table:table-cell>
          <table:table-cell table:formula="of:=IF([$'realWorldCalibrationData-collectedUnscaled'.K7];[$'realWorldCalibrationData-collectedUnscaled'.K7]*[$'realWorldCalibrationData-collectedUnscaled'.$AK7];&quot;&quot;)">
            <text:p/>
          </table:table-cell>
          <table:table-cell table:formula="of:=IF([$'realWorldCalibrationData-collectedUnscaled'.L7];[$'realWorldCalibrationData-collectedUnscaled'.L7]*[$'realWorldCalibrationData-collectedUnscaled'.$AK7];&quot;&quot;)" office:value-type="float" office:value="95.082527140107" calcext:value-type="float">
            <text:p>95.082527140107</text:p>
          </table:table-cell>
          <table:table-cell table:formula="of:=IF([$'realWorldCalibrationData-collectedUnscaled'.M7];[$'realWorldCalibrationData-collectedUnscaled'.M7]*[$'realWorldCalibrationData-collectedUnscaled'.$AK7];&quot;&quot;)">
            <text:p/>
          </table:table-cell>
          <table:table-cell table:formula="of:=IF([$'realWorldCalibrationData-collectedUnscaled'.N7];[$'realWorldCalibrationData-collectedUnscaled'.N7]*[$'realWorldCalibrationData-collectedUnscaled'.$AK7];&quot;&quot;)">
            <text:p/>
          </table:table-cell>
          <table:table-cell table:formula="of:=IF([$'realWorldCalibrationData-collectedUnscaled'.O7];[$'realWorldCalibrationData-collectedUnscaled'.O7]*[$'realWorldCalibrationData-collectedUnscaled'.$AK7];&quot;&quot;)">
            <text:p/>
          </table:table-cell>
          <table:table-cell table:formula="of:=IF([$'realWorldCalibrationData-collectedUnscaled'.P7];[$'realWorldCalibrationData-collectedUnscaled'.P7]*[$'realWorldCalibrationData-collectedUnscaled'.$AK7];&quot;&quot;)">
            <text:p/>
          </table:table-cell>
          <table:table-cell table:formula="of:=IF([$'realWorldCalibrationData-collectedUnscaled'.Q7];[$'realWorldCalibrationData-collectedUnscaled'.Q7]*[$'realWorldCalibrationData-collectedUnscaled'.$AK7];&quot;&quot;)">
            <text:p/>
          </table:table-cell>
          <table:table-cell table:formula="of:=IF([$'realWorldCalibrationData-collectedUnscaled'.R7];[$'realWorldCalibrationData-collectedUnscaled'.R7]*[$'realWorldCalibrationData-collectedUnscaled'.$AK7];&quot;&quot;)">
            <text:p/>
          </table:table-cell>
          <table:table-cell table:formula="of:=IF([$'realWorldCalibrationData-collectedUnscaled'.S7];[$'realWorldCalibrationData-collectedUnscaled'.S7]*[$'realWorldCalibrationData-collectedUnscaled'.$AK7];&quot;&quot;)">
            <text:p/>
          </table:table-cell>
          <table:table-cell table:formula="of:=IF([$'realWorldCalibrationData-collectedUnscaled'.T7];[$'realWorldCalibrationData-collectedUnscaled'.T7]*[$'realWorldCalibrationData-collectedUnscaled'.$AK7];&quot;&quot;)">
            <text:p/>
          </table:table-cell>
          <table:table-cell table:formula="of:=IF([$'realWorldCalibrationData-collectedUnscaled'.U7];[$'realWorldCalibrationData-collectedUnscaled'.U7]*[$'realWorldCalibrationData-collectedUnscaled'.$AK7];&quot;&quot;)">
            <text:p/>
          </table:table-cell>
          <table:table-cell table:formula="of:=IF([$'realWorldCalibrationData-collectedUnscaled'.V7];[$'realWorldCalibrationData-collectedUnscaled'.V7]*[$'realWorldCalibrationData-collectedUnscaled'.$AK7];&quot;&quot;)">
            <text:p/>
          </table:table-cell>
          <table:table-cell table:formula="of:=IF([$'realWorldCalibrationData-collectedUnscaled'.W7];[$'realWorldCalibrationData-collectedUnscaled'.W7]*[$'realWorldCalibrationData-collectedUnscaled'.$AK7];&quot;&quot;)">
            <text:p/>
          </table:table-cell>
          <table:table-cell table:formula="of:=IF([$'realWorldCalibrationData-collectedUnscaled'.X7];[$'realWorldCalibrationData-collectedUnscaled'.X7]*[$'realWorldCalibrationData-collectedUnscaled'.$AK7];&quot;&quot;)">
            <text:p/>
          </table:table-cell>
          <table:table-cell table:formula="of:=IF([$'realWorldCalibrationData-collectedUnscaled'.Y7];[$'realWorldCalibrationData-collectedUnscaled'.Y7]*[$'realWorldCalibrationData-collectedUnscaled'.$AK7];&quot;&quot;)">
            <text:p/>
          </table:table-cell>
          <table:table-cell table:formula="of:=IF([$'realWorldCalibrationData-collectedUnscaled'.Z7];[$'realWorldCalibrationData-collectedUnscaled'.Z7]*[$'realWorldCalibrationData-collectedUnscaled'.$AK7];&quot;&quot;)">
            <text:p/>
          </table:table-cell>
          <table:table-cell table:formula="of:=IF([$'realWorldCalibrationData-collectedUnscaled'.AA7];[$'realWorldCalibrationData-collectedUnscaled'.AA7]*[$'realWorldCalibrationData-collectedUnscaled'.$AK7];&quot;&quot;)">
            <text:p/>
          </table:table-cell>
          <table:table-cell table:formula="of:=IF([$'realWorldCalibrationData-collectedUnscaled'.AB7];[$'realWorldCalibrationData-collectedUnscaled'.AB7]*[$'realWorldCalibrationData-collectedUnscaled'.$AK7];&quot;&quot;)">
            <text:p/>
          </table:table-cell>
          <table:table-cell table:formula="of:=IF([$'realWorldCalibrationData-collectedUnscaled'.AC7];[$'realWorldCalibrationData-collectedUnscaled'.AC7]*[$'realWorldCalibrationData-collectedUnscaled'.$AK7];&quot;&quot;)">
            <text:p/>
          </table:table-cell>
          <table:table-cell table:formula="of:=IF([$'realWorldCalibrationData-collectedUnscaled'.AD7];[$'realWorldCalibrationData-collectedUnscaled'.AD7]*[$'realWorldCalibrationData-collectedUnscaled'.$AK7];&quot;&quot;)">
            <text:p/>
          </table:table-cell>
          <table:table-cell table:formula="of:=IF([$'realWorldCalibrationData-collectedUnscaled'.AE7];[$'realWorldCalibrationData-collectedUnscaled'.AE7]*[$'realWorldCalibrationData-collectedUnscaled'.$AK7];&quot;&quot;)">
            <text:p/>
          </table:table-cell>
          <table:table-cell table:formula="of:=IF([$'realWorldCalibrationData-collectedUnscaled'.AF7];[$'realWorldCalibrationData-collectedUnscaled'.AF7]*[$'realWorldCalibrationData-collectedUnscaled'.$AK7];&quot;&quot;)">
            <text:p/>
          </table:table-cell>
          <table:table-cell table:formula="of:=IF([$'realWorldCalibrationData-collectedUnscaled'.AG7];[$'realWorldCalibrationData-collectedUnscaled'.AG7]*[$'realWorldCalibrationData-collectedUnscaled'.$AK7];&quot;&quot;)">
            <text:p/>
          </table:table-cell>
          <table:table-cell table:formula="of:=IF([$'realWorldCalibrationData-collectedUnscaled'.AH7];[$'realWorldCalibrationData-collectedUnscaled'.AH7]*[$'realWorldCalibrationData-collectedUnscaled'.$AK7];&quot;&quot;)">
            <text:p/>
          </table:table-cell>
        </table:table-row>
        <table:table-row table:style-name="ro1">
          <table:table-cell table:formula="of:=[$'realWorldCalibrationData-collectedUnscaled'.A8]" office:value-type="string" office:string-value="Renewable Energy Reducible Installation Costs" calcext:value-type="string">
            <text:p>Renewable Energy Reducible Installation Costs</text:p>
          </table:table-cell>
          <table:table-cell table:formula="of:=IF([$'realWorldCalibrationData-collectedUnscaled'.B8];[$'realWorldCalibrationData-collectedUnscaled'.B8]*[$'realWorldCalibrationData-collectedUnscaled'.$AK8];&quot;&quot;)">
            <text:p/>
          </table:table-cell>
          <table:table-cell table:formula="of:=IF([$'realWorldCalibrationData-collectedUnscaled'.C8];[$'realWorldCalibrationData-collectedUnscaled'.C8]*[$'realWorldCalibrationData-collectedUnscaled'.$AK8];&quot;&quot;)">
            <text:p/>
          </table:table-cell>
          <table:table-cell table:formula="of:=IF([$'realWorldCalibrationData-collectedUnscaled'.D8];[$'realWorldCalibrationData-collectedUnscaled'.D8]*[$'realWorldCalibrationData-collectedUnscaled'.$AK8];&quot;&quot;)">
            <text:p/>
          </table:table-cell>
          <table:table-cell table:formula="of:=IF([$'realWorldCalibrationData-collectedUnscaled'.E8];[$'realWorldCalibrationData-collectedUnscaled'.E8]*[$'realWorldCalibrationData-collectedUnscaled'.$AK8];&quot;&quot;)">
            <text:p/>
          </table:table-cell>
          <table:table-cell table:formula="of:=IF([$'realWorldCalibrationData-collectedUnscaled'.F8];[$'realWorldCalibrationData-collectedUnscaled'.F8]*[$'realWorldCalibrationData-collectedUnscaled'.$AK8];&quot;&quot;)">
            <text:p/>
          </table:table-cell>
          <table:table-cell table:formula="of:=IF([$'realWorldCalibrationData-collectedUnscaled'.G8];[$'realWorldCalibrationData-collectedUnscaled'.G8]*[$'realWorldCalibrationData-collectedUnscaled'.$AK8];&quot;&quot;)">
            <text:p/>
          </table:table-cell>
          <table:table-cell table:formula="of:=IF([$'realWorldCalibrationData-collectedUnscaled'.H8];[$'realWorldCalibrationData-collectedUnscaled'.H8]*[$'realWorldCalibrationData-collectedUnscaled'.$AK8];&quot;&quot;)">
            <text:p/>
          </table:table-cell>
          <table:table-cell table:formula="of:=IF([$'realWorldCalibrationData-collectedUnscaled'.I8];[$'realWorldCalibrationData-collectedUnscaled'.I8]*[$'realWorldCalibrationData-collectedUnscaled'.$AK8];&quot;&quot;)">
            <text:p/>
          </table:table-cell>
          <table:table-cell table:formula="of:=IF([$'realWorldCalibrationData-collectedUnscaled'.J8];[$'realWorldCalibrationData-collectedUnscaled'.J8]*[$'realWorldCalibrationData-collectedUnscaled'.$AK8];&quot;&quot;)">
            <text:p/>
          </table:table-cell>
          <table:table-cell table:formula="of:=IF([$'realWorldCalibrationData-collectedUnscaled'.K8];[$'realWorldCalibrationData-collectedUnscaled'.K8]*[$'realWorldCalibrationData-collectedUnscaled'.$AK8];&quot;&quot;)">
            <text:p/>
          </table:table-cell>
          <table:table-cell table:formula="of:=IF([$'realWorldCalibrationData-collectedUnscaled'.L8];[$'realWorldCalibrationData-collectedUnscaled'.L8]*[$'realWorldCalibrationData-collectedUnscaled'.$AK8];&quot;&quot;)">
            <text:p/>
          </table:table-cell>
          <table:table-cell table:formula="of:=IF([$'realWorldCalibrationData-collectedUnscaled'.M8];[$'realWorldCalibrationData-collectedUnscaled'.M8]*[$'realWorldCalibrationData-collectedUnscaled'.$AK8];&quot;&quot;)">
            <text:p/>
          </table:table-cell>
          <table:table-cell table:formula="of:=IF([$'realWorldCalibrationData-collectedUnscaled'.N8];[$'realWorldCalibrationData-collectedUnscaled'.N8]*[$'realWorldCalibrationData-collectedUnscaled'.$AK8];&quot;&quot;)">
            <text:p/>
          </table:table-cell>
          <table:table-cell table:formula="of:=IF([$'realWorldCalibrationData-collectedUnscaled'.O8];[$'realWorldCalibrationData-collectedUnscaled'.O8]*[$'realWorldCalibrationData-collectedUnscaled'.$AK8];&quot;&quot;)">
            <text:p/>
          </table:table-cell>
          <table:table-cell table:formula="of:=IF([$'realWorldCalibrationData-collectedUnscaled'.P8];[$'realWorldCalibrationData-collectedUnscaled'.P8]*[$'realWorldCalibrationData-collectedUnscaled'.$AK8];&quot;&quot;)">
            <text:p/>
          </table:table-cell>
          <table:table-cell table:formula="of:=IF([$'realWorldCalibrationData-collectedUnscaled'.Q8];[$'realWorldCalibrationData-collectedUnscaled'.Q8]*[$'realWorldCalibrationData-collectedUnscaled'.$AK8];&quot;&quot;)">
            <text:p/>
          </table:table-cell>
          <table:table-cell table:formula="of:=IF([$'realWorldCalibrationData-collectedUnscaled'.R8];[$'realWorldCalibrationData-collectedUnscaled'.R8]*[$'realWorldCalibrationData-collectedUnscaled'.$AK8];&quot;&quot;)">
            <text:p/>
          </table:table-cell>
          <table:table-cell table:formula="of:=IF([$'realWorldCalibrationData-collectedUnscaled'.S8];[$'realWorldCalibrationData-collectedUnscaled'.S8]*[$'realWorldCalibrationData-collectedUnscaled'.$AK8];&quot;&quot;)">
            <text:p/>
          </table:table-cell>
          <table:table-cell table:formula="of:=IF([$'realWorldCalibrationData-collectedUnscaled'.T8];[$'realWorldCalibrationData-collectedUnscaled'.T8]*[$'realWorldCalibrationData-collectedUnscaled'.$AK8];&quot;&quot;)">
            <text:p/>
          </table:table-cell>
          <table:table-cell table:formula="of:=IF([$'realWorldCalibrationData-collectedUnscaled'.U8];[$'realWorldCalibrationData-collectedUnscaled'.U8]*[$'realWorldCalibrationData-collectedUnscaled'.$AK8];&quot;&quot;)">
            <text:p/>
          </table:table-cell>
          <table:table-cell table:formula="of:=IF([$'realWorldCalibrationData-collectedUnscaled'.V8];[$'realWorldCalibrationData-collectedUnscaled'.V8]*[$'realWorldCalibrationData-collectedUnscaled'.$AK8];&quot;&quot;)" office:value-type="float" office:value="0.0607985197709926" calcext:value-type="float">
            <text:p>0.0607985197709926</text:p>
          </table:table-cell>
          <table:table-cell table:formula="of:=IF([$'realWorldCalibrationData-collectedUnscaled'.W8];[$'realWorldCalibrationData-collectedUnscaled'.W8]*[$'realWorldCalibrationData-collectedUnscaled'.$AK8];&quot;&quot;)" office:value-type="float" office:value="0.0616797148906469" calcext:value-type="float">
            <text:p>0.0616797148906469</text:p>
          </table:table-cell>
          <table:table-cell table:formula="of:=IF([$'realWorldCalibrationData-collectedUnscaled'.X8];[$'realWorldCalibrationData-collectedUnscaled'.X8]*[$'realWorldCalibrationData-collectedUnscaled'.$AK8];&quot;&quot;)" office:value-type="float" office:value="0.0615872151684361" calcext:value-type="float">
            <text:p>0.0615872151684361</text:p>
          </table:table-cell>
          <table:table-cell table:formula="of:=IF([$'realWorldCalibrationData-collectedUnscaled'.Y8];[$'realWorldCalibrationData-collectedUnscaled'.Y8]*[$'realWorldCalibrationData-collectedUnscaled'.$AK8];&quot;&quot;)" office:value-type="float" office:value="0.0641077011003111" calcext:value-type="float">
            <text:p>0.0641077011003111</text:p>
          </table:table-cell>
          <table:table-cell table:formula="of:=IF([$'realWorldCalibrationData-collectedUnscaled'.Z8];[$'realWorldCalibrationData-collectedUnscaled'.Z8]*[$'realWorldCalibrationData-collectedUnscaled'.$AK8];&quot;&quot;)" office:value-type="float" office:value="0.0633815939714012" calcext:value-type="float">
            <text:p>0.0633815939714012</text:p>
          </table:table-cell>
          <table:table-cell table:formula="of:=IF([$'realWorldCalibrationData-collectedUnscaled'.AA8];[$'realWorldCalibrationData-collectedUnscaled'.AA8]*[$'realWorldCalibrationData-collectedUnscaled'.$AK8];&quot;&quot;)" office:value-type="float" office:value="0.054985481094814" calcext:value-type="float">
            <text:p>0.054985481094814</text:p>
          </table:table-cell>
          <table:table-cell table:formula="of:=IF([$'realWorldCalibrationData-collectedUnscaled'.AB8];[$'realWorldCalibrationData-collectedUnscaled'.AB8]*[$'realWorldCalibrationData-collectedUnscaled'.$AK8];&quot;&quot;)" office:value-type="float" office:value="0.0613601166779092" calcext:value-type="float">
            <text:p>0.0613601166779092</text:p>
          </table:table-cell>
          <table:table-cell table:formula="of:=IF([$'realWorldCalibrationData-collectedUnscaled'.AC8];[$'realWorldCalibrationData-collectedUnscaled'.AC8]*[$'realWorldCalibrationData-collectedUnscaled'.$AK8];&quot;&quot;)" office:value-type="float" office:value="0.0595626995117751" calcext:value-type="float">
            <text:p>0.0595626995117751</text:p>
          </table:table-cell>
          <table:table-cell table:formula="of:=IF([$'realWorldCalibrationData-collectedUnscaled'.AD8];[$'realWorldCalibrationData-collectedUnscaled'.AD8]*[$'realWorldCalibrationData-collectedUnscaled'.$AK8];&quot;&quot;)" office:value-type="float" office:value="0.0497036521580194" calcext:value-type="float">
            <text:p>0.0497036521580194</text:p>
          </table:table-cell>
          <table:table-cell table:formula="of:=IF([$'realWorldCalibrationData-collectedUnscaled'.AE8];[$'realWorldCalibrationData-collectedUnscaled'.AE8]*[$'realWorldCalibrationData-collectedUnscaled'.$AK8];&quot;&quot;)" office:value-type="float" office:value="0.0478951731440834" calcext:value-type="float">
            <text:p>0.0478951731440834</text:p>
          </table:table-cell>
          <table:table-cell table:formula="of:=IF([$'realWorldCalibrationData-collectedUnscaled'.AF8];[$'realWorldCalibrationData-collectedUnscaled'.AF8]*[$'realWorldCalibrationData-collectedUnscaled'.$AK8];&quot;&quot;)" office:value-type="float" office:value="0.0468238553615114" calcext:value-type="float">
            <text:p>0.0468238553615114</text:p>
          </table:table-cell>
          <table:table-cell table:formula="of:=IF([$'realWorldCalibrationData-collectedUnscaled'.AG8];[$'realWorldCalibrationData-collectedUnscaled'.AG8]*[$'realWorldCalibrationData-collectedUnscaled'.$AK8];&quot;&quot;)" office:value-type="float" office:value="0.0450957955278838" calcext:value-type="float">
            <text:p>0.0450957955278838</text:p>
          </table:table-cell>
          <table:table-cell table:formula="of:=IF([$'realWorldCalibrationData-collectedUnscaled'.AH8];[$'realWorldCalibrationData-collectedUnscaled'.AH8]*[$'realWorldCalibrationData-collectedUnscaled'.$AK8];&quot;&quot;)">
            <text:p/>
          </table:table-cell>
        </table:table-row>
        <table:table-row table:style-name="ro1">
          <table:table-cell table:formula="of:=[$'realWorldCalibrationData-collectedUnscaled'.A9]" office:value-type="string" office:string-value="Primary Fossil Energy (FUEL)" calcext:value-type="string">
            <text:p>Primary Fossil Energy (FUEL)</text:p>
          </table:table-cell>
          <table:table-cell table:formula="of:=IF([$'realWorldCalibrationData-collectedUnscaled'.B9];[$'realWorldCalibrationData-collectedUnscaled'.B9]*[$'realWorldCalibrationData-collectedUnscaled'.$AK9];&quot;&quot;)" office:value-type="float" office:value="82768.898" calcext:value-type="float">
            <text:p>82768.898</text:p>
          </table:table-cell>
          <table:table-cell table:formula="of:=IF([$'realWorldCalibrationData-collectedUnscaled'.C9];[$'realWorldCalibrationData-collectedUnscaled'.C9]*[$'realWorldCalibrationData-collectedUnscaled'.$AK9];&quot;&quot;)" office:value-type="float" office:value="82216.201" calcext:value-type="float">
            <text:p>82216.201</text:p>
          </table:table-cell>
          <table:table-cell table:formula="of:=IF([$'realWorldCalibrationData-collectedUnscaled'.D9];[$'realWorldCalibrationData-collectedUnscaled'.D9]*[$'realWorldCalibrationData-collectedUnscaled'.$AK9];&quot;&quot;)" office:value-type="float" office:value="82748.764" calcext:value-type="float">
            <text:p>82748.764</text:p>
          </table:table-cell>
          <table:table-cell table:formula="of:=IF([$'realWorldCalibrationData-collectedUnscaled'.E9];[$'realWorldCalibrationData-collectedUnscaled'.E9]*[$'realWorldCalibrationData-collectedUnscaled'.$AK9];&quot;&quot;)" office:value-type="float" office:value="82153.709" calcext:value-type="float">
            <text:p>82153.709</text:p>
          </table:table-cell>
          <table:table-cell table:formula="of:=IF([$'realWorldCalibrationData-collectedUnscaled'.F9];[$'realWorldCalibrationData-collectedUnscaled'.F9]*[$'realWorldCalibrationData-collectedUnscaled'.$AK9];&quot;&quot;)" office:value-type="float" office:value="83533.346" calcext:value-type="float">
            <text:p>83533.346</text:p>
          </table:table-cell>
          <table:table-cell table:formula="of:=IF([$'realWorldCalibrationData-collectedUnscaled'.G9];[$'realWorldCalibrationData-collectedUnscaled'.G9]*[$'realWorldCalibrationData-collectedUnscaled'.$AK9];&quot;&quot;)" office:value-type="float" office:value="85165.627" calcext:value-type="float">
            <text:p>85165.627</text:p>
          </table:table-cell>
          <table:table-cell table:formula="of:=IF([$'realWorldCalibrationData-collectedUnscaled'.H9];[$'realWorldCalibrationData-collectedUnscaled'.H9]*[$'realWorldCalibrationData-collectedUnscaled'.$AK9];&quot;&quot;)" office:value-type="float" office:value="87552.406" calcext:value-type="float">
            <text:p>87552.406</text:p>
          </table:table-cell>
          <table:table-cell table:formula="of:=IF([$'realWorldCalibrationData-collectedUnscaled'.I9];[$'realWorldCalibrationData-collectedUnscaled'.I9]*[$'realWorldCalibrationData-collectedUnscaled'.$AK9];&quot;&quot;)" office:value-type="float" office:value="88796.155" calcext:value-type="float">
            <text:p>88796.155</text:p>
          </table:table-cell>
          <table:table-cell table:formula="of:=IF([$'realWorldCalibrationData-collectedUnscaled'.J9];[$'realWorldCalibrationData-collectedUnscaled'.J9]*[$'realWorldCalibrationData-collectedUnscaled'.$AK9];&quot;&quot;)" office:value-type="float" office:value="89903.496" calcext:value-type="float">
            <text:p>89903.496</text:p>
          </table:table-cell>
          <table:table-cell table:formula="of:=IF([$'realWorldCalibrationData-collectedUnscaled'.K9];[$'realWorldCalibrationData-collectedUnscaled'.K9]*[$'realWorldCalibrationData-collectedUnscaled'.$AK9];&quot;&quot;)" office:value-type="float" office:value="89622.659" calcext:value-type="float">
            <text:p>89622.659</text:p>
          </table:table-cell>
          <table:table-cell table:formula="of:=IF([$'realWorldCalibrationData-collectedUnscaled'.L9];[$'realWorldCalibrationData-collectedUnscaled'.L9]*[$'realWorldCalibrationData-collectedUnscaled'.$AK9];&quot;&quot;)" office:value-type="float" office:value="92653.306" calcext:value-type="float">
            <text:p>92653.306</text:p>
          </table:table-cell>
          <table:table-cell table:formula="of:=IF([$'realWorldCalibrationData-collectedUnscaled'.M9];[$'realWorldCalibrationData-collectedUnscaled'.M9]*[$'realWorldCalibrationData-collectedUnscaled'.$AK9];&quot;&quot;)" office:value-type="float" office:value="94354.384" calcext:value-type="float">
            <text:p>94354.384</text:p>
          </table:table-cell>
          <table:table-cell table:formula="of:=IF([$'realWorldCalibrationData-collectedUnscaled'.N9];[$'realWorldCalibrationData-collectedUnscaled'.N9]*[$'realWorldCalibrationData-collectedUnscaled'.$AK9];&quot;&quot;)" office:value-type="float" office:value="94760.123" calcext:value-type="float">
            <text:p>94760.123</text:p>
          </table:table-cell>
          <table:table-cell table:formula="of:=IF([$'realWorldCalibrationData-collectedUnscaled'.O9];[$'realWorldCalibrationData-collectedUnscaled'.O9]*[$'realWorldCalibrationData-collectedUnscaled'.$AK9];&quot;&quot;)" office:value-type="float" office:value="99569.533" calcext:value-type="float">
            <text:p>99569.533</text:p>
          </table:table-cell>
          <table:table-cell table:formula="of:=IF([$'realWorldCalibrationData-collectedUnscaled'.P9];[$'realWorldCalibrationData-collectedUnscaled'.P9]*[$'realWorldCalibrationData-collectedUnscaled'.$AK9];&quot;&quot;)" office:value-type="float" office:value="105241.165" calcext:value-type="float">
            <text:p>105241.165</text:p>
          </table:table-cell>
          <table:table-cell table:formula="of:=IF([$'realWorldCalibrationData-collectedUnscaled'.Q9];[$'realWorldCalibrationData-collectedUnscaled'.Q9]*[$'realWorldCalibrationData-collectedUnscaled'.$AK9];&quot;&quot;)" office:value-type="float" office:value="108349.211" calcext:value-type="float">
            <text:p>108349.211</text:p>
          </table:table-cell>
          <table:table-cell table:formula="of:=IF([$'realWorldCalibrationData-collectedUnscaled'.R9];[$'realWorldCalibrationData-collectedUnscaled'.R9]*[$'realWorldCalibrationData-collectedUnscaled'.$AK9];&quot;&quot;)" office:value-type="float" office:value="111465.649" calcext:value-type="float">
            <text:p>111465.649</text:p>
          </table:table-cell>
          <table:table-cell table:formula="of:=IF([$'realWorldCalibrationData-collectedUnscaled'.S9];[$'realWorldCalibrationData-collectedUnscaled'.S9]*[$'realWorldCalibrationData-collectedUnscaled'.$AK9];&quot;&quot;)" office:value-type="float" office:value="113756.134" calcext:value-type="float">
            <text:p>113756.134</text:p>
          </table:table-cell>
          <table:table-cell table:formula="of:=IF([$'realWorldCalibrationData-collectedUnscaled'.T9];[$'realWorldCalibrationData-collectedUnscaled'.T9]*[$'realWorldCalibrationData-collectedUnscaled'.$AK9];&quot;&quot;)" office:value-type="float" office:value="116579.01" calcext:value-type="float">
            <text:p>116579.01</text:p>
          </table:table-cell>
          <table:table-cell table:formula="of:=IF([$'realWorldCalibrationData-collectedUnscaled'.U9];[$'realWorldCalibrationData-collectedUnscaled'.U9]*[$'realWorldCalibrationData-collectedUnscaled'.$AK9];&quot;&quot;)" office:value-type="float" office:value="114421.114" calcext:value-type="float">
            <text:p>114421.114</text:p>
          </table:table-cell>
          <table:table-cell table:formula="of:=IF([$'realWorldCalibrationData-collectedUnscaled'.V9];[$'realWorldCalibrationData-collectedUnscaled'.V9]*[$'realWorldCalibrationData-collectedUnscaled'.$AK9];&quot;&quot;)" office:value-type="float" office:value="119541.688" calcext:value-type="float">
            <text:p>119541.688</text:p>
          </table:table-cell>
          <table:table-cell table:formula="of:=IF([$'realWorldCalibrationData-collectedUnscaled'.W9];[$'realWorldCalibrationData-collectedUnscaled'.W9]*[$'realWorldCalibrationData-collectedUnscaled'.$AK9];&quot;&quot;)" office:value-type="float" office:value="123936.212" calcext:value-type="float">
            <text:p>123936.212</text:p>
          </table:table-cell>
          <table:table-cell table:formula="of:=IF([$'realWorldCalibrationData-collectedUnscaled'.X9];[$'realWorldCalibrationData-collectedUnscaled'.X9]*[$'realWorldCalibrationData-collectedUnscaled'.$AK9];&quot;&quot;)" office:value-type="float" office:value="126392.485" calcext:value-type="float">
            <text:p>126392.485</text:p>
          </table:table-cell>
          <table:table-cell table:formula="of:=IF([$'realWorldCalibrationData-collectedUnscaled'.Y9];[$'realWorldCalibrationData-collectedUnscaled'.Y9]*[$'realWorldCalibrationData-collectedUnscaled'.$AK9];&quot;&quot;)" office:value-type="float" office:value="127578.901" calcext:value-type="float">
            <text:p>127578.901</text:p>
          </table:table-cell>
          <table:table-cell table:formula="of:=IF([$'realWorldCalibrationData-collectedUnscaled'.Z9];[$'realWorldCalibrationData-collectedUnscaled'.Z9]*[$'realWorldCalibrationData-collectedUnscaled'.$AK9];&quot;&quot;)" office:value-type="float" office:value="129291.48" calcext:value-type="float">
            <text:p>129291.48</text:p>
          </table:table-cell>
          <table:table-cell table:formula="of:=IF([$'realWorldCalibrationData-collectedUnscaled'.AA9];[$'realWorldCalibrationData-collectedUnscaled'.AA9]*[$'realWorldCalibrationData-collectedUnscaled'.$AK9];&quot;&quot;)" office:value-type="float" office:value="130389.098" calcext:value-type="float">
            <text:p>130389.098</text:p>
          </table:table-cell>
          <table:table-cell table:formula="of:=IF([$'realWorldCalibrationData-collectedUnscaled'.AB9];[$'realWorldCalibrationData-collectedUnscaled'.AB9]*[$'realWorldCalibrationData-collectedUnscaled'.$AK9];&quot;&quot;)" office:value-type="float" office:value="128455.718" calcext:value-type="float">
            <text:p>128455.718</text:p>
          </table:table-cell>
          <table:table-cell table:formula="of:=IF([$'realWorldCalibrationData-collectedUnscaled'.AC9];[$'realWorldCalibrationData-collectedUnscaled'.AC9]*[$'realWorldCalibrationData-collectedUnscaled'.$AK9];&quot;&quot;)" office:value-type="float" office:value="130774.808" calcext:value-type="float">
            <text:p>130774.808</text:p>
          </table:table-cell>
          <table:table-cell table:formula="of:=IF([$'realWorldCalibrationData-collectedUnscaled'.AD9];[$'realWorldCalibrationData-collectedUnscaled'.AD9]*[$'realWorldCalibrationData-collectedUnscaled'.$AK9];&quot;&quot;)" office:value-type="float" office:value="135832.78" calcext:value-type="float">
            <text:p>135832.78</text:p>
          </table:table-cell>
          <table:table-cell table:formula="of:=IF([$'realWorldCalibrationData-collectedUnscaled'.AE9];[$'realWorldCalibrationData-collectedUnscaled'.AE9]*[$'realWorldCalibrationData-collectedUnscaled'.$AK9];&quot;&quot;)" office:value-type="float" office:value="137318.956" calcext:value-type="float">
            <text:p>137318.956</text:p>
          </table:table-cell>
          <table:table-cell table:formula="of:=IF([$'realWorldCalibrationData-collectedUnscaled'.AF9];[$'realWorldCalibrationData-collectedUnscaled'.AF9]*[$'realWorldCalibrationData-collectedUnscaled'.$AK9];&quot;&quot;)" office:value-type="float" office:value="130561.404" calcext:value-type="float">
            <text:p>130561.404</text:p>
          </table:table-cell>
          <table:table-cell table:formula="of:=IF([$'realWorldCalibrationData-collectedUnscaled'.AG9];[$'realWorldCalibrationData-collectedUnscaled'.AG9]*[$'realWorldCalibrationData-collectedUnscaled'.$AK9];&quot;&quot;)" office:value-type="float" office:value="134863.769" calcext:value-type="float">
            <text:p>134863.769</text:p>
          </table:table-cell>
          <table:table-cell table:formula="of:=IF([$'realWorldCalibrationData-collectedUnscaled'.AH9];[$'realWorldCalibrationData-collectedUnscaled'.AH9]*[$'realWorldCalibrationData-collectedUnscaled'.$AK9];&quot;&quot;)" office:value-type="float" office:value="140183.73" calcext:value-type="float">
            <text:p>140183.73</text:p>
          </table:table-cell>
        </table:table-row>
        <table:table-row table:style-name="ro1">
          <table:table-cell table:formula="of:=[$'realWorldCalibrationData-collectedUnscaled'.A10]" office:value-type="string" office:string-value="Total Energy Output" calcext:value-type="string">
            <text:p>Total Energy Output</text:p>
          </table:table-cell>
          <table:table-cell table:formula="of:=IF([$'realWorldCalibrationData-collectedUnscaled'.B10];[$'realWorldCalibrationData-collectedUnscaled'.B10]*[$'realWorldCalibrationData-collectedUnscaled'.$AK10];&quot;&quot;)" office:value-type="float" office:value="9777.50402055" calcext:value-type="float">
            <text:p>9777.50402055</text:p>
          </table:table-cell>
          <table:table-cell table:formula="of:=IF([$'realWorldCalibrationData-collectedUnscaled'.C10];[$'realWorldCalibrationData-collectedUnscaled'.C10]*[$'realWorldCalibrationData-collectedUnscaled'.$AK10];&quot;&quot;)" office:value-type="float" office:value="9935.5113299" calcext:value-type="float">
            <text:p>9935.5113299</text:p>
          </table:table-cell>
          <table:table-cell table:formula="of:=IF([$'realWorldCalibrationData-collectedUnscaled'.D10];[$'realWorldCalibrationData-collectedUnscaled'.D10]*[$'realWorldCalibrationData-collectedUnscaled'.$AK10];&quot;&quot;)" office:value-type="float" office:value="10021.1782911" calcext:value-type="float">
            <text:p>10021.1782911</text:p>
          </table:table-cell>
          <table:table-cell table:formula="of:=IF([$'realWorldCalibrationData-collectedUnscaled'.E10];[$'realWorldCalibrationData-collectedUnscaled'.E10]*[$'realWorldCalibrationData-collectedUnscaled'.$AK10];&quot;&quot;)" office:value-type="float" office:value="10206.0503465" calcext:value-type="float">
            <text:p>10206.0503465</text:p>
          </table:table-cell>
          <table:table-cell table:formula="of:=IF([$'realWorldCalibrationData-collectedUnscaled'.F10];[$'realWorldCalibrationData-collectedUnscaled'.F10]*[$'realWorldCalibrationData-collectedUnscaled'.$AK10];&quot;&quot;)" office:value-type="float" office:value="10483.0546129" calcext:value-type="float">
            <text:p>10483.0546129</text:p>
          </table:table-cell>
          <table:table-cell table:formula="of:=IF([$'realWorldCalibrationData-collectedUnscaled'.G10];[$'realWorldCalibrationData-collectedUnscaled'.G10]*[$'realWorldCalibrationData-collectedUnscaled'.$AK10];&quot;&quot;)" office:value-type="float" office:value="10827.85670576" calcext:value-type="float">
            <text:p>10827.85670576</text:p>
          </table:table-cell>
          <table:table-cell table:formula="of:=IF([$'realWorldCalibrationData-collectedUnscaled'.H10];[$'realWorldCalibrationData-collectedUnscaled'.H10]*[$'realWorldCalibrationData-collectedUnscaled'.$AK10];&quot;&quot;)" office:value-type="float" office:value="11153.89553096" calcext:value-type="float">
            <text:p>11153.89553096</text:p>
          </table:table-cell>
          <table:table-cell table:formula="of:=IF([$'realWorldCalibrationData-collectedUnscaled'.I10];[$'realWorldCalibrationData-collectedUnscaled'.I10]*[$'realWorldCalibrationData-collectedUnscaled'.$AK10];&quot;&quot;)" office:value-type="float" office:value="11485.4713718" calcext:value-type="float">
            <text:p>11485.4713718</text:p>
          </table:table-cell>
          <table:table-cell table:formula="of:=IF([$'realWorldCalibrationData-collectedUnscaled'.J10];[$'realWorldCalibrationData-collectedUnscaled'.J10]*[$'realWorldCalibrationData-collectedUnscaled'.$AK10];&quot;&quot;)" office:value-type="float" office:value="11812.317212" calcext:value-type="float">
            <text:p>11812.317212</text:p>
          </table:table-cell>
          <table:table-cell table:formula="of:=IF([$'realWorldCalibrationData-collectedUnscaled'.K10];[$'realWorldCalibrationData-collectedUnscaled'.K10]*[$'realWorldCalibrationData-collectedUnscaled'.$AK10];&quot;&quot;)" office:value-type="float" office:value="12121.0510859" calcext:value-type="float">
            <text:p>12121.0510859</text:p>
          </table:table-cell>
          <table:table-cell table:formula="of:=IF([$'realWorldCalibrationData-collectedUnscaled'.L10];[$'realWorldCalibrationData-collectedUnscaled'.L10]*[$'realWorldCalibrationData-collectedUnscaled'.$AK10];&quot;&quot;)" office:value-type="float" office:value="12263.34" calcext:value-type="float">
            <text:p>12263.34</text:p>
          </table:table-cell>
          <table:table-cell table:formula="of:=IF([$'realWorldCalibrationData-collectedUnscaled'.M10];[$'realWorldCalibrationData-collectedUnscaled'.M10]*[$'realWorldCalibrationData-collectedUnscaled'.$AK10];&quot;&quot;)" office:value-type="float" office:value="12426.94" calcext:value-type="float">
            <text:p>12426.94</text:p>
          </table:table-cell>
          <table:table-cell table:formula="of:=IF([$'realWorldCalibrationData-collectedUnscaled'.N10];[$'realWorldCalibrationData-collectedUnscaled'.N10]*[$'realWorldCalibrationData-collectedUnscaled'.$AK10];&quot;&quot;)" office:value-type="float" office:value="12920.6" calcext:value-type="float">
            <text:p>12920.6</text:p>
          </table:table-cell>
          <table:table-cell table:formula="of:=IF([$'realWorldCalibrationData-collectedUnscaled'.O10];[$'realWorldCalibrationData-collectedUnscaled'.O10]*[$'realWorldCalibrationData-collectedUnscaled'.$AK10];&quot;&quot;)" office:value-type="float" office:value="13490.42" calcext:value-type="float">
            <text:p>13490.42</text:p>
          </table:table-cell>
          <table:table-cell table:formula="of:=IF([$'realWorldCalibrationData-collectedUnscaled'.P10];[$'realWorldCalibrationData-collectedUnscaled'.P10]*[$'realWorldCalibrationData-collectedUnscaled'.$AK10];&quot;&quot;)" office:value-type="float" office:value="14167.93" calcext:value-type="float">
            <text:p>14167.93</text:p>
          </table:table-cell>
          <table:table-cell table:formula="of:=IF([$'realWorldCalibrationData-collectedUnscaled'.Q10];[$'realWorldCalibrationData-collectedUnscaled'.Q10]*[$'realWorldCalibrationData-collectedUnscaled'.$AK10];&quot;&quot;)" office:value-type="float" office:value="14809.81" calcext:value-type="float">
            <text:p>14809.81</text:p>
          </table:table-cell>
          <table:table-cell table:formula="of:=IF([$'realWorldCalibrationData-collectedUnscaled'.R10];[$'realWorldCalibrationData-collectedUnscaled'.R10]*[$'realWorldCalibrationData-collectedUnscaled'.$AK10];&quot;&quot;)" office:value-type="float" office:value="15468.75" calcext:value-type="float">
            <text:p>15468.75</text:p>
          </table:table-cell>
          <table:table-cell table:formula="of:=IF([$'realWorldCalibrationData-collectedUnscaled'.S10];[$'realWorldCalibrationData-collectedUnscaled'.S10]*[$'realWorldCalibrationData-collectedUnscaled'.$AK10];&quot;&quot;)" office:value-type="float" office:value="16384.69" calcext:value-type="float">
            <text:p>16384.69</text:p>
          </table:table-cell>
          <table:table-cell table:formula="of:=IF([$'realWorldCalibrationData-collectedUnscaled'.T10];[$'realWorldCalibrationData-collectedUnscaled'.T10]*[$'realWorldCalibrationData-collectedUnscaled'.$AK10];&quot;&quot;)" office:value-type="float" office:value="16679.59" calcext:value-type="float">
            <text:p>16679.59</text:p>
          </table:table-cell>
          <table:table-cell table:formula="of:=IF([$'realWorldCalibrationData-collectedUnscaled'.U10];[$'realWorldCalibrationData-collectedUnscaled'.U10]*[$'realWorldCalibrationData-collectedUnscaled'.$AK10];&quot;&quot;)" office:value-type="float" office:value="16594.78" calcext:value-type="float">
            <text:p>16594.78</text:p>
          </table:table-cell>
          <table:table-cell table:formula="of:=IF([$'realWorldCalibrationData-collectedUnscaled'.V10];[$'realWorldCalibrationData-collectedUnscaled'.V10]*[$'realWorldCalibrationData-collectedUnscaled'.$AK10];&quot;&quot;)" office:value-type="float" office:value="17861.02" calcext:value-type="float">
            <text:p>17861.02</text:p>
          </table:table-cell>
          <table:table-cell table:formula="of:=IF([$'realWorldCalibrationData-collectedUnscaled'.W10];[$'realWorldCalibrationData-collectedUnscaled'.W10]*[$'realWorldCalibrationData-collectedUnscaled'.$AK10];&quot;&quot;)" office:value-type="float" office:value="18666.77" calcext:value-type="float">
            <text:p>18666.77</text:p>
          </table:table-cell>
          <table:table-cell table:formula="of:=IF([$'realWorldCalibrationData-collectedUnscaled'.X10];[$'realWorldCalibrationData-collectedUnscaled'.X10]*[$'realWorldCalibrationData-collectedUnscaled'.$AK10];&quot;&quot;)" office:value-type="float" office:value="19324.93" calcext:value-type="float">
            <text:p>19324.93</text:p>
          </table:table-cell>
          <table:table-cell table:formula="of:=IF([$'realWorldCalibrationData-collectedUnscaled'.Y10];[$'realWorldCalibrationData-collectedUnscaled'.Y10]*[$'realWorldCalibrationData-collectedUnscaled'.$AK10];&quot;&quot;)" office:value-type="float" office:value="19914.35" calcext:value-type="float">
            <text:p>19914.35</text:p>
          </table:table-cell>
          <table:table-cell table:formula="of:=IF([$'realWorldCalibrationData-collectedUnscaled'.Z10];[$'realWorldCalibrationData-collectedUnscaled'.Z10]*[$'realWorldCalibrationData-collectedUnscaled'.$AK10];&quot;&quot;)" office:value-type="float" office:value="20433.98" calcext:value-type="float">
            <text:p>20433.98</text:p>
          </table:table-cell>
          <table:table-cell table:formula="of:=IF([$'realWorldCalibrationData-collectedUnscaled'.AA10];[$'realWorldCalibrationData-collectedUnscaled'.AA10]*[$'realWorldCalibrationData-collectedUnscaled'.$AK10];&quot;&quot;)" office:value-type="float" office:value="20600.55" calcext:value-type="float">
            <text:p>20600.55</text:p>
          </table:table-cell>
          <table:table-cell table:formula="of:=IF([$'realWorldCalibrationData-collectedUnscaled'.AB10];[$'realWorldCalibrationData-collectedUnscaled'.AB10]*[$'realWorldCalibrationData-collectedUnscaled'.$AK10];&quot;&quot;)" office:value-type="float" office:value="21186.23" calcext:value-type="float">
            <text:p>21186.23</text:p>
          </table:table-cell>
          <table:table-cell table:formula="of:=IF([$'realWorldCalibrationData-collectedUnscaled'.AC10];[$'realWorldCalibrationData-collectedUnscaled'.AC10]*[$'realWorldCalibrationData-collectedUnscaled'.$AK10];&quot;&quot;)" office:value-type="float" office:value="21858.72" calcext:value-type="float">
            <text:p>21858.72</text:p>
          </table:table-cell>
          <table:table-cell table:formula="of:=IF([$'realWorldCalibrationData-collectedUnscaled'.AD10];[$'realWorldCalibrationData-collectedUnscaled'.AD10]*[$'realWorldCalibrationData-collectedUnscaled'.$AK10];&quot;&quot;)" office:value-type="float" office:value="22766.69" calcext:value-type="float">
            <text:p>22766.69</text:p>
          </table:table-cell>
          <table:table-cell table:formula="of:=IF([$'realWorldCalibrationData-collectedUnscaled'.AE10];[$'realWorldCalibrationData-collectedUnscaled'.AE10]*[$'realWorldCalibrationData-collectedUnscaled'.$AK10];&quot;&quot;)" office:value-type="float" office:value="22974.85" calcext:value-type="float">
            <text:p>22974.85</text:p>
          </table:table-cell>
          <table:table-cell table:formula="of:=IF([$'realWorldCalibrationData-collectedUnscaled'.AF10];[$'realWorldCalibrationData-collectedUnscaled'.AF10]*[$'realWorldCalibrationData-collectedUnscaled'.$AK10];&quot;&quot;)" office:value-type="float" office:value="22945.49" calcext:value-type="float">
            <text:p>22945.49</text:p>
          </table:table-cell>
          <table:table-cell table:formula="of:=IF([$'realWorldCalibrationData-collectedUnscaled'.AG10];[$'realWorldCalibrationData-collectedUnscaled'.AG10]*[$'realWorldCalibrationData-collectedUnscaled'.$AK10];&quot;&quot;)" office:value-type="float" office:value="24335.36" calcext:value-type="float">
            <text:p>24335.36</text:p>
          </table:table-cell>
          <table:table-cell table:formula="of:=IF([$'realWorldCalibrationData-collectedUnscaled'.AH10];[$'realWorldCalibrationData-collectedUnscaled'.AH10]*[$'realWorldCalibrationData-collectedUnscaled'.$AK10];&quot;&quot;)" office:value-type="float" office:value="25140.41" calcext:value-type="float">
            <text:p>25140.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1">00/00/0000</text:date>, <text:time style:data-style-name="N2" text:time-value="13:40:23.5360161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31T13:52:51.096784762</dc:date>
    <dc:creator>Benjamin Blanz</dc:creator>
    <meta:editing-duration>PT1H54M46S</meta:editing-duration>
    <meta:editing-cycles>5</meta:editing-cycles>
    <meta:generator>LibreOffice/7.5.3.2$Linux_X86_64 LibreOffice_project/50$Build-2</meta:generator>
    <meta:document-statistic meta:table-count="2" meta:cell-count="656" meta:object-count="0"/>
  </office:meta>
</office:document-meta>
</file>